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4285in" style:rel-column-width="13221*"/>
    </style:style>
    <style:style style:name="Table4.B" style:family="table-column">
      <style:table-column-properties style:column-width="5.6521in" style:rel-column-width="5231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may-break-between-rows="true"/>
    </style:style>
    <style:style style:name="Table10.A" style:family="table-column">
      <style:table-column-properties style:column-width="7.0806in" style:rel-column-width="65535*"/>
    </style:style>
    <style:style style:name="Table10.1" style:family="table-row">
      <style:table-row-properties style:keep-together="false" fo:keep-together="always"/>
    </style:style>
    <style:style style:name="Table10.A1" style:family="table-cell">
      <style:table-cell-properties fo:background-color="transparent" fo:padding="0.0382in" fo:border="0.0007in solid #000000">
        <style:background-image/>
      </style:table-cell-properties>
    </style:style>
    <style:style style:name="Table10.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left="0.0007in solid #000000" fo:border-right="0.0007in solid #000000" fo:border-top="0.0007in solid #000000" fo:border-bottom="none"/>
    </style:style>
    <style:style style:name="Table11.A2" style:family="table-cell">
      <style:table-cell-properties fo:padding="0.0382in" fo:border="0.0007in solid #000000"/>
    </style:style>
    <style:style style:name="Table11.A3"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1" style:family="table-row">
      <style:table-row-properties style:keep-together="false" fo:keep-together="always"/>
    </style:style>
    <style:style style:name="Table17.A1" style:family="table-cell">
      <style:table-cell-properties fo:padding="0.0382in" fo:border="0.0007in solid #000000"/>
    </style:style>
    <style:style style:name="Table18" style:family="table">
      <style:table-properties style:width="7.0806in" table:align="margins"/>
    </style:style>
    <style:style style:name="Table18.A" style:family="table-column">
      <style:table-column-properties style:column-width="7.0806in" style:rel-column-width="65535*"/>
    </style:style>
    <style:style style:name="Table18.A1" style:family="table-cell">
      <style:table-cell-properties fo:padding="0.0382in" fo:border="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1" style:family="table-row">
      <style:table-row-properties style:keep-together="false" fo:keep-together="always"/>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font-style="italic" style:font-style-asian="italic" style:font-style-complex="italic"/>
    </style:style>
    <style:style style:name="P5" style:family="paragraph" style:parent-style-name="Title">
      <style:text-properties fo:font-size="60pt" style:font-size-asian="60pt" style:font-size-complex="60pt"/>
    </style:style>
    <style:style style:name="P6" style:family="paragraph" style:parent-style-name="Footnote">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paragraph-properties fo:text-align="justify" style:justify-single-word="false"/>
      <style:text-properties fo:font-weight="bold" style:font-weight-asian="bold" style:font-weight-complex="bold"/>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center" style:justify-single-word="false"/>
      <style:text-properties fo:font-weight="normal" style:font-weight-asian="normal" style:font-weight-complex="normal"/>
    </style:style>
    <style:style style:name="P13" style:family="paragraph" style:parent-style-name="Table_20_Contents">
      <style:paragraph-properties fo:text-align="center" style:justify-single-word="false"/>
      <style:text-properties style:font-name="Courier New" fo:font-weight="bold" style:font-weight-asian="bold" style:font-weight-complex="bold"/>
    </style:style>
    <style:style style:name="P14" style:family="paragraph" style:parent-style-name="Table_20_Contents">
      <style:paragraph-properties fo:text-align="center" style:justify-single-word="false"/>
      <style:text-properties style:font-name="Courier New"/>
    </style:style>
    <style:style style:name="P15" style:family="paragraph" style:parent-style-name="Table_20_Contents">
      <style:paragraph-properties fo:text-align="center" style:justify-single-word="false"/>
      <style:text-properties style:font-name="Courier New" fo:font-size="12pt" style:font-size-asian="12pt" style:font-size-complex="12pt"/>
    </style:style>
    <style:style style:name="P16" style:family="paragraph" style:parent-style-name="Code">
      <style:text-properties fo:font-size="12pt" fo:font-weight="bold" style:font-size-asian="12pt" style:font-weight-asian="bold" style:font-size-complex="12pt" style:font-weight-complex="bold"/>
    </style:style>
    <style:style style:name="P17" style:family="paragraph" style:parent-style-name="Code">
      <style:paragraph-properties fo:text-align="justify" style:justify-single-word="false"/>
    </style:style>
    <style:style style:name="P18" style:family="paragraph" style:parent-style-name="Text_20_body">
      <style:paragraph-properties fo:break-before="page"/>
    </style:style>
    <style:style style:name="P19" style:family="paragraph" style:parent-style-name="Text_20_body">
      <style:paragraph-properties fo:text-align="justify" style:justify-single-word="false" fo:break-before="page"/>
    </style:style>
    <style:style style:name="P20" style:family="paragraph" style:parent-style-name="Standard">
      <style:paragraph-properties fo:text-align="justify" style:justify-single-word="false"/>
    </style:style>
    <style:style style:name="P21" style:family="paragraph" style:parent-style-name="Standard">
      <style:paragraph-properties fo:text-align="center" style:justify-single-word="false"/>
    </style:style>
    <style:style style:name="P22" style:family="paragraph" style:parent-style-name="Heading_20_1">
      <style:paragraph-properties fo:text-align="justify" style:justify-single-word="false"/>
    </style:style>
    <style:style style:name="P23" style:family="paragraph" style:parent-style-name="Heading_20_1">
      <style:paragraph-properties fo:break-before="page"/>
    </style:style>
    <style:style style:name="P24" style:family="paragraph" style:parent-style-name="Code">
      <style:text-properties style:font-name="Times New Roman" fo:font-size="14pt" style:font-name-asian="SimSun" style:font-size-asian="14pt" style:font-name-complex="Mangal" style:font-size-complex="14pt"/>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7.0602in" style:type="right" style:leader-style="dotted" style:leader-text="."/>
        </style:tab-stops>
      </style:paragraph-properties>
    </style:style>
    <style:style style:name="P27" style:family="paragraph" style:parent-style-name="Contents_20_2">
      <style:paragraph-properties>
        <style:tab-stops>
          <style:tab-stop style:position="6.8839in" style:type="right" style:leader-style="dotted" style:leader-text="."/>
        </style:tab-stops>
      </style:paragraph-properties>
    </style:style>
    <style:style style:name="P28" style:family="paragraph" style:parent-style-name="Contents_20_3">
      <style:paragraph-properties>
        <style:tab-stops>
          <style:tab-stop style:position="6.6874in" style:type="right" style:leader-style="dotted" style:leader-text="."/>
        </style:tab-stops>
      </style:paragraph-properties>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style:font-name="Courier New" fo:font-size="12pt" style:font-size-asian="12pt" style:font-size-complex="12pt"/>
    </style:style>
    <style:style style:name="P32" style:family="paragraph" style:parent-style-name="Table_20_Contents">
      <style:paragraph-properties fo:text-align="start" style:justify-single-word="false"/>
    </style:style>
    <style:style style:name="P33" style:family="paragraph" style:parent-style-name="Index_20_1">
      <style:paragraph-properties>
        <style:tab-stops>
          <style:tab-stop style:position="7.0807in" style:type="right"/>
        </style:tab-stops>
      </style:paragraph-properties>
    </style:style>
    <style:style style:name="P34" style:family="paragraph" style:parent-style-name="Contents_20_4">
      <style:paragraph-properties>
        <style:tab-stops>
          <style:tab-stop style:position="6.4909in" style:type="right" style:leader-style="dotted" style:leader-text="."/>
        </style:tab-stops>
      </style:paragraph-properties>
    </style:style>
    <style:style style:name="P35" style:family="paragraph" style:parent-style-name="Text_20_body" style:master-page-name="Standard">
      <style:paragraph-properties style:page-number="auto"/>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paragraph-properties fo:text-align="justify" style:justify-single-word="false"/>
    </style:style>
    <style:style style:name="P39" style:family="paragraph" style:parent-style-name="Text_20_body" style:list-style-name="L3">
      <style:paragraph-properties fo:text-align="justify" style:justify-single-word="false"/>
    </style:style>
    <style:style style:name="P40" style:family="paragraph" style:parent-style-name="Text_20_body" style:list-style-name="L5">
      <style:paragraph-properties fo:text-align="justify" style:justify-single-word="false"/>
    </style:style>
    <style:style style:name="P41" style:family="paragraph" style:parent-style-name="Text_20_body" style:list-style-name="L1">
      <style:paragraph-properties fo:text-align="justify" style:justify-single-word="false"/>
    </style:style>
    <style:style style:name="P42" style:family="paragraph" style:parent-style-name="Text_20_body" style:list-style-name="L8">
      <style:paragraph-properties fo:text-align="justify" style:justify-single-word="false"/>
    </style:style>
    <style:style style:name="P43" style:family="paragraph" style:parent-style-name="Text_20_body" style:list-style-name="L10">
      <style:paragraph-properties fo:text-align="justify" style:justify-single-word="false"/>
    </style:style>
    <style:style style:name="P44" style:family="paragraph" style:parent-style-name="Text_20_body" style:list-style-name="L11">
      <style:paragraph-properties fo:text-align="justify" style:justify-single-word="false"/>
    </style:style>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Arial" style:font-name-asian="Arial" style:font-name-complex="Arial"/>
    </style:style>
    <style:style style:name="T9" style:family="text">
      <style:text-properties style:text-position="super 58%"/>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Text_20_body"/>
      <text:p text:style-name="Text_20_body"/>
      <text:p text:style-name="Text_20_body"/>
      <text:p text:style-name="P5">The fOOrth User's Guide</text:p>
      <text:p text:style-name="Subtitle">An object oriented language that is not FORTH.</text:p>
      <text:p text:style-name="Subtitle">by Peter Camilleri </text:p>
      <text:p text:style-name="Text_20_body"/>
      <text:p text:style-name="P2">Last Update: January 16, 2015</text:p>
      <text:p text:style-name="P2">Covering fOOrth version 0.0.3</text:p>
      <text:p text:style-name="P2">Status: Unpublished.</text:p>
      <text:p text:style-name="Text_20_body"/>
      <text:p text:style-name="Text_20_body"/>
      <text:p text:style-name="Text_20_body"/>
      <text:p text:style-name="P1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This page left blan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5">Table of Contents</text:p>
          </text:index-title>
          <text:p text:style-name="P26">The MIT License (MIT).<text:tab/>6</text:p>
          <text:p text:style-name="P26">Introduction<text:tab/>7</text:p>
          <text:p text:style-name="P27">About the name fOOrth<text:tab/>7</text:p>
          <text:p text:style-name="P27">How fOOrth came to be<text:tab/>7</text:p>
          <text:p text:style-name="P27">Goals and Principles<text:tab/>8</text:p>
          <text:p text:style-name="P27">Report Card<text:tab/>9</text:p>
          <text:p text:style-name="P27">Special Note<text:tab/>9</text:p>
          <text:p text:style-name="P26">Installation<text:tab/>10</text:p>
          <text:p text:style-name="P27">Ruby<text:tab/>10</text:p>
          <text:p text:style-name="P27">fOOrth<text:tab/>10</text:p>
          <text:p text:style-name="P27">Running fOOrth<text:tab/>11</text:p>
          <text:p text:style-name="P28">Rake:<text:tab/>11</text:p>
          <text:p text:style-name="P28">Demo.rb:<text:tab/>11</text:p>
          <text:p text:style-name="P27">Source Archive<text:tab/>11</text:p>
          <text:p text:style-name="P26">First Steps<text:tab/>12</text:p>
          <text:p text:style-name="P26">The Syntax and Style of fOOrth<text:tab/>14</text:p>
          <text:p text:style-name="P27">Syntax<text:tab/>14</text:p>
          <text:p text:style-name="P27">Spaces<text:tab/>14</text:p>
          <text:p text:style-name="P27">Comments<text:tab/>14</text:p>
          <text:p text:style-name="P27">String Literals<text:tab/>14</text:p>
          <text:p text:style-name="P27">Numeric Literals<text:tab/>15</text:p>
          <text:p text:style-name="P26">The Class Tree<text:tab/>16</text:p>
          <text:p text:style-name="P27">A Brief Overview<text:tab/>16</text:p>
          <text:p text:style-name="P28">Classes<text:tab/>16</text:p>
          <text:p text:style-name="P28">Inheritance<text:tab/>16</text:p>
          <text:p text:style-name="P28">Methods<text:tab/>17</text:p>
          <text:p text:style-name="P28">Late Binding and Polymorphism<text:tab/>17</text:p>
          <text:p text:style-name="P26">Routing<text:tab/>18</text:p>
          <text:p text:style-name="P26">VirtualMachine<text:tab/>19</text:p>
          <text:p text:style-name="P26">Object<text:tab/>20</text:p>
          <text:p text:style-name="P27">Instance Methods<text:tab/>20</text:p>
          <text:p text:style-name="P28">[object object] &amp;&amp; [true or false]<text:tab/>20</text:p>
          <text:p text:style-name="P28">[object] )methods []<text:tab/>20</text:p>
          <text:p text:style-name="P28">[object] . []<text:tab/>20</text:p>
          <text:p text:style-name="P28">[object] .:: []<text:tab/>20</text:p>
          <text:p text:style-name="P34">Local Methods: <text:tab/>21</text:p>
          <text:p text:style-name="P34">[initial value] inst: []<text:tab/>21</text:p>
          <text:p text:style-name="P34">[initial value] local: []<text:tab/>21</text:p>
          <text:p text:style-name="P34"><text:soft-page-break/>[] super []<text:tab/>21</text:p>
          <text:p text:style-name="P34">[] ; []<text:tab/>21</text:p>
          <text:p text:style-name="P28">[an_object] .class [a_class]<text:tab/>21</text:p>
          <text:p text:style-name="P28">[object object] ^^ [true or false]<text:tab/>21</text:p>
          <text:p text:style-name="P28">[object object] || [true]<text:tab/>22</text:p>
          <text:p text:style-name="P27">See Also<text:tab/>22</text:p>
          <text:p text:style-name="P26">Array<text:tab/>23</text:p>
          <text:p text:style-name="P27">Array Literals<text:tab/>23</text:p>
          <text:p text:style-name="P27">See Also<text:tab/>23</text:p>
          <text:p text:style-name="P26">Class<text:tab/>24</text:p>
          <text:p text:style-name="P27">See Also<text:tab/>24</text:p>
          <text:p text:style-name="P26">FalseClass<text:tab/>25</text:p>
          <text:p text:style-name="P27">Instance Methods<text:tab/>25</text:p>
          <text:p text:style-name="P28">[false object] &amp;&amp; [false]<text:tab/>25</text:p>
          <text:p text:style-name="P28">[false object] ^^ [true or false]<text:tab/>25</text:p>
          <text:p text:style-name="P28">[false object] || [true or false]<text:tab/>25</text:p>
          <text:p text:style-name="P27">See Also<text:tab/>25</text:p>
          <text:p text:style-name="P26">Hash<text:tab/>26</text:p>
          <text:p text:style-name="P27">Hash Literals<text:tab/>26</text:p>
          <text:p text:style-name="P27">See Also<text:tab/>26</text:p>
          <text:p text:style-name="P26">MaxNumeric<text:tab/>27</text:p>
          <text:p text:style-name="P26">MinNumeric<text:tab/>28</text:p>
          <text:p text:style-name="P26">NilClass<text:tab/>29</text:p>
          <text:p text:style-name="P27">Instance Methods<text:tab/>29</text:p>
          <text:p text:style-name="P28">[nil object] &amp;&amp; [false]<text:tab/>29</text:p>
          <text:p text:style-name="P28">[nil object] ^^ [true or false]<text:tab/>29</text:p>
          <text:p text:style-name="P28">[nil object] || [true or false]<text:tab/>29</text:p>
          <text:p text:style-name="P27">See Also<text:tab/>29</text:p>
          <text:p text:style-name="P26">Numeric<text:tab/>30</text:p>
          <text:p text:style-name="P26">Complex<text:tab/>31</text:p>
          <text:p text:style-name="P27">Complex Literals<text:tab/>31</text:p>
          <text:p text:style-name="P27">Instance Methods<text:tab/>32</text:p>
          <text:p text:style-name="P28">[a_complex] .cbrt [a_complex1/3]<text:tab/>32</text:p>
          <text:p text:style-name="P28">[a_complex] .e** [ea_complex]<text:tab/>32</text:p>
          <text:p text:style-name="P28">[a_complex] .split [real_part imaginary_part]<text:tab/>32</text:p>
          <text:p text:style-name="P28">[a_complex] .sqrt [a_complex1/2]<text:tab/>32</text:p>
          <text:p text:style-name="P27">See Also<text:tab/>32</text:p>
          <text:p text:style-name="P26">Float<text:tab/>33</text:p>
          <text:p text:style-name="P27">Float Literals<text:tab/>33</text:p>
          <text:p text:style-name="P27">See Also<text:tab/>33</text:p>
          <text:p text:style-name="P26"><text:soft-page-break/>Integer<text:tab/>34</text:p>
          <text:p text:style-name="P27">Integer Literals<text:tab/>34</text:p>
          <text:p text:style-name="P27">See Also<text:tab/>34</text:p>
          <text:p text:style-name="P26">Rational<text:tab/>35</text:p>
          <text:p text:style-name="P27">Rational Literals<text:tab/>35</text:p>
          <text:p text:style-name="P27">Instance Methods<text:tab/>35</text:p>
          <text:p text:style-name="P28">[a_rational] .split [numerator denominator]<text:tab/>35</text:p>
          <text:p text:style-name="P27">See Also<text:tab/>35</text:p>
          <text:p text:style-name="P26">Procedure<text:tab/>37</text:p>
          <text:p text:style-name="P27">Procedure Literals<text:tab/>37</text:p>
          <text:p text:style-name="P27">See Also<text:tab/>37</text:p>
          <text:p text:style-name="P26">String<text:tab/>38</text:p>
          <text:p text:style-name="P27">String Literals<text:tab/>38</text:p>
          <text:p text:style-name="P27">See Also<text:tab/>38</text:p>
          <text:p text:style-name="P26">Thread<text:tab/>39</text:p>
          <text:p text:style-name="P27">See Also<text:tab/>39</text:p>
          <text:p text:style-name="P26">TrueClass<text:tab/>40</text:p>
          <text:p text:style-name="P27">See Also<text:tab/>40</text:p>
          <text:p text:style-name="P26">Symbol Glossary<text:tab/>41</text:p>
          <text:p text:style-name="P26">Appendix A – Regular Expressions<text:tab/>42</text:p>
          <text:p text:style-name="P26">Edit History:<text:tab/>44</text:p>
        </text:index-body>
      </text:table-of-content>
      <text:p text:style-name="Text_20_body"/>
      <text:h text:style-name="P23"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22" text:outline-level="1">Introduction</text:h>
      <text:h text:style-name="Heading_20_2" text:outline-level="2">About the name fOOrth</text:h>
      <text:p text:style-name="Standard"/>
      <text:p text:style-name="P7">The name of programming language fOOrth is an example of a malamanteau<text:note text:id="ftn1" text:note-class="footnote"><text:note-citation>1</text:note-citation><text:note-body><text:p text:style-name="P6">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7">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7">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text:soft-page-break/>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4" text:note-class="footnote"><text:note-citation>4</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Further, fOOrth is inspired by the development of Object Oriented<text:note text:id="ftn5" text:note-class="footnote"><text:note-citation>5</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6" text:note-class="footnote"><text:note-citation>6</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7" text:note-class="footnote"><text:note-citation>7</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8" text:note-class="footnote"><text:note-citation>8</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7413518945968269450" text:style-name="L1">
        <text:list-item>
          <text:p text:style-name="P36">A Simple, Easy-to-Understand syntax that is none the less, Expressive and Compact:</text:p>
        </text:list-item>
      </text:list>
      <text:list xml:id="list4202759842056269565" text:style-name="L2">
        <text:list-item>
          <text:list>
            <text:list-item>
              <text:p text:style-name="P37">Source code in fOOrth is free-form with no line oriented limitations or rules.</text:p>
            </text:list-item>
            <text:list-item>
              <text:p text:style-name="P37">Support is given to the easy representation of common literal data such as strings, integers, floating point numbers, rational numbers, and complex numbers.</text:p>
            </text:list-item>
          </text:list>
        </text:list-item>
      </text:list>
      <text:list xml:id="list34170113" text:continue-list="list7413518945968269450" text:style-name="L1">
        <text:list-item>
          <text:p text:style-name="P36">Safe Data and Data Structures:</text:p>
        </text:list-item>
      </text:list>
      <text:list xml:id="list2258376344749085259" text:style-name="L3">
        <text:list-item>
          <text:list>
            <text:list-item>
              <text:p text:style-name="P39">Simple, reliable arithmetic. In fOOrth, integer operations never overflow. Rational values can be represented exactly, complex numbers are supported, and conversions between numeric types are simple.</text:p>
            </text:list-item>
            <text:list-item>
              <text:p text:style-name="P39">Strings grow as needed without the need to allocate space or worry about overflow.</text:p>
            </text:list-item>
            <text:list-item>
              <text:p text:style-name="P39">Data containers such as arrays and hashes grow as needed. Out of range subscripts cannot access undefined memory regions. </text:p>
            </text:list-item>
          </text:list>
        </text:list-item>
      </text:list>
      <text:list xml:id="list34193236" text:continue-list="list34170113" text:style-name="L1">
        <text:list-item>
          <text:p text:style-name="P36"><text:soft-page-break/>Message Passing:</text:p>
        </text:list-item>
      </text:list>
      <text:list xml:id="list4579817085552431771" text:style-name="L4">
        <text:list-item>
          <text:list>
            <text:list-item>
              <text:p text:style-name="P45">In fOOrth all actions take the form of messages sent to a receiver.</text:p>
            </text:list-item>
            <text:list-item>
              <text:p text:style-name="P45">The routing of messages is specified by the exact type of the message.</text:p>
            </text:list-item>
            <text:list-item>
              <text:p text:style-name="P45">Message receivers include data items on the stack as well as the virtual machine object associated with the current thread of execution.</text:p>
            </text:list-item>
            <text:list-item>
              <text:p text:style-name="P45">Messages for which no routing specification can be found, generate an error at compile time.</text:p>
            </text:list-item>
          </text:list>
        </text:list-item>
      </text:list>
      <text:list xml:id="list34168506" text:continue-list="list34193236" text:style-name="L1">
        <text:list-item>
          <text:p text:style-name="P36">Object Oriented Design:</text:p>
        </text:list-item>
      </text:list>
      <text:list xml:id="list6187400951482568796" text:style-name="L5">
        <text:list-item>
          <text:list>
            <text:list-item>
              <text:p text:style-name="P40">Support class based inheritance, with a non-cyclic (single inheritance) tree derived from a common base Object class.</text:p>
            </text:list-item>
            <text:list-item>
              <text:p text:style-name="P46">Support late binding and polymorphism through message interface compatibility or “duck” typing.</text:p>
            </text:list-item>
          </text:list>
        </text:list-item>
      </text:list>
      <text:list xml:id="list34182246" text:continue-list="list34168506" text:style-name="L1">
        <text:list-item>
          <text:p text:style-name="P36">Meta programming: </text:p>
        </text:list-item>
      </text:list>
      <text:list xml:id="list4236973667468307467" text:style-name="L6">
        <text:list-item>
          <text:list>
            <text:list-item>
              <text:p text:style-name="P47">Support extensible language constructs by making the compiler an accessible part of the system.</text:p>
            </text:list-item>
          </text:list>
        </text:list-item>
      </text:list>
      <text:list xml:id="list34183926" text:continue-list="list34182246" text:style-name="L1">
        <text:list-item>
          <text:p text:style-name="P36">Reliability:</text:p>
        </text:list-item>
      </text:list>
      <text:list xml:id="list6398714976015940382" text:style-name="L7">
        <text:list-item>
          <text:list>
            <text:list-item>
              <text:p text:style-name="P48">Errors should be detected as soon as possible. </text:p>
            </text:list-item>
            <text:list-item>
              <text:p text:style-name="P48">Language constructs should not be designed in a way that causes simple coding errors to spin off into infinite loops. </text:p>
            </text:list-item>
          </text:list>
        </text:list-item>
      </text:list>
      <text:list xml:id="list34187006" text:continue-list="list34183926" text:style-name="L1">
        <text:list-item>
          <text:p text:style-name="P41">Building on the host language:</text:p>
        </text:list-item>
      </text:list>
      <text:list xml:id="list8371472943629541691" text:style-name="L8">
        <text:list-item>
          <text:list>
            <text:list-item>
              <text:p text:style-name="P42">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text:h>
      <text:p text:style-name="P3">This project, as well as this User Guide owe a huge debt of gratitude to the Wikipedia<text:note text:id="ftn9" text:note-class="footnote"><text:note-citation>9</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4066068534595166364" text:style-name="L9">
        <text:list-item>
          <text:p text:style-name="P49">ruby 1.9.3p484 (2013-11-22) [i386-mingw32]</text:p>
        </text:list-item>
        <text:list-item>
          <text:p text:style-name="P49">ruby 2.1.5p273 (2014-11-13 revision 48405) [i386-mingw32]</text:p>
        </text:list-item>
        <text:list-item>
          <text:p text:style-name="P49">Rubinius – to be tested!</text:p>
        </text:list-item>
        <text:list-item>
          <text:p text:style-name="P49">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0" text:note-class="footnote"><text:note-citation>10</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7">Once fOOrth is installed, there are several options for running the language environment. These are:</text:p>
      <text:p text:style-name="P7"/>
      <text:h text:style-name="Heading_20_3" text:outline-level="3">Rake:</text:h>
      <text:p text:style-name="P7">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Demo.rb:</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1" text:note-class="footnote"><text:note-citation>11</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2" text:note-class="footnote"><text:note-citation>12</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3" text:note-class="footnote"><text:note-citation>13</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8">Tokens</text:p>
          </table:table-cell>
          <table:table-cell table:style-name="Table1.A1" office:value-type="string">
            <text:p text:style-name="P9">4</text:p>
          </table:table-cell>
          <table:table-cell table:style-name="Table1.A1" office:value-type="string">
            <text:p text:style-name="P9">5</text:p>
          </table:table-cell>
          <table:table-cell table:style-name="Table1.A1" office:value-type="string">
            <text:p text:style-name="P9">+</text:p>
          </table:table-cell>
          <table:table-cell table:style-name="Table1.E1" office:value-type="string">
            <text:p text:style-name="P9">.</text:p>
          </table:table-cell>
        </table:table-row>
        <table:table-row>
          <table:table-cell table:style-name="Table1.A2" office:value-type="string">
            <text:p text:style-name="P8">Output</text:p>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E2" office:value-type="string">
            <text:p text:style-name="P8">'9'</text:p>
          </table:table-cell>
        </table:table-row>
        <table:table-row>
          <table:table-cell table:style-name="Table1.A3" table:number-rows-spanned="2" office:value-type="string">
            <text:p text:style-name="P8">Data Stack</text:p>
          </table:table-cell>
          <table:table-cell table:style-name="Table1.A2" office:value-type="string">
            <text:p text:style-name="P8">4</text:p>
          </table:table-cell>
          <table:table-cell table:style-name="Table1.A2" office:value-type="string">
            <text:p text:style-name="P8">5</text:p>
          </table:table-cell>
          <table:table-cell table:style-name="Table1.A2" office:value-type="string">
            <text:p text:style-name="P8">9</text:p>
          </table:table-cell>
          <table:table-cell table:style-name="Table1.E2" office:value-type="string">
            <text:p text:style-name="P8"/>
          </table:table-cell>
        </table:table-row>
        <table:table-row>
          <table:covered-table-cell/>
          <table:table-cell table:style-name="Table1.A2" office:value-type="string">
            <text:p text:style-name="P8"/>
          </table:table-cell>
          <table:table-cell table:style-name="Table1.A2" office:value-type="string">
            <text:p text:style-name="P8">4</text:p>
          </table:table-cell>
          <table:table-cell table:style-name="Table1.A2" office:value-type="string">
            <text:p text:style-name="P8"/>
          </table:table-cell>
          <table:table-cell table:style-name="Table1.E2" office:value-type="string">
            <text:p text:style-name="P8"/>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8">Infix</text:p>
          </table:table-cell>
          <table:table-cell table:style-name="Table2.A1" office:value-type="string">
            <text:p text:style-name="P8">Postfix</text:p>
          </table:table-cell>
          <table:table-cell table:style-name="Table2.C1" office:value-type="string">
            <text:p text:style-name="P8">Result</text:p>
          </table:table-cell>
        </table:table-row>
        <table:table-row>
          <table:table-cell table:style-name="Table2.A2" office:value-type="string">
            <text:p text:style-name="P8">2+3*4</text:p>
          </table:table-cell>
          <table:table-cell table:style-name="Table2.A2" office:value-type="string">
            <text:p text:style-name="P8">2 3 4 * +</text:p>
          </table:table-cell>
          <table:table-cell table:style-name="Table2.C2" office:value-type="string">
            <text:p text:style-name="P8">14</text:p>
          </table:table-cell>
        </table:table-row>
        <table:table-row>
          <table:table-cell table:style-name="Table2.A2" office:value-type="string">
            <text:p text:style-name="P8">(2+3)*4</text:p>
          </table:table-cell>
          <table:table-cell table:style-name="Table2.A2" office:value-type="string">
            <text:p text:style-name="P8">2 3 + 4 *</text:p>
          </table:table-cell>
          <table:table-cell table:style-name="Table2.C2" office:value-type="string">
            <text:p text:style-name="P8">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8">Language</text:p>
            <text:p text:style-name="P8">Tokens</text:p>
          </table:table-cell>
          <table:table-cell table:style-name="Table3.B1" table:number-columns-spanned="2" office:value-type="string">
            <text:p text:style-name="P8">Abstract Pseudo-Code Generated</text:p>
          </table:table-cell>
          <table:covered-table-cell/>
        </table:table-row>
        <table:table-row>
          <table:covered-table-cell/>
          <table:table-cell table:style-name="Table3.B2" office:value-type="string">
            <text:p text:style-name="P8">FORTH</text:p>
          </table:table-cell>
          <table:table-cell table:style-name="Table3.C2" office:value-type="string">
            <text:p text:style-name="P8">fOOrth</text:p>
          </table:table-cell>
        </table:table-row>
        <table:table-row>
          <table:table-cell table:style-name="Table3.B2" office:value-type="string">
            <text:p text:style-name="P9">4</text:p>
          </table:table-cell>
          <table:table-cell table:style-name="Table3.B2" office:value-type="string">
            <text:p text:style-name="P8">Push_integer 4</text:p>
          </table:table-cell>
          <table:table-cell table:style-name="Table3.C2" office:value-type="string">
            <text:p text:style-name="P8">Push_integer 4</text:p>
          </table:table-cell>
        </table:table-row>
        <table:table-row>
          <table:table-cell table:style-name="Table3.B2" office:value-type="string">
            <text:p text:style-name="P9">5</text:p>
          </table:table-cell>
          <table:table-cell table:style-name="Table3.B2" office:value-type="string">
            <text:p text:style-name="P8">Push_integer 5</text:p>
          </table:table-cell>
          <table:table-cell table:style-name="Table3.C2" office:value-type="string">
            <text:p text:style-name="P8">Push_integer 5</text:p>
          </table:table-cell>
        </table:table-row>
        <table:table-row>
          <table:table-cell table:style-name="Table3.A5" office:value-type="string">
            <text:p text:style-name="P9">+</text:p>
          </table:table-cell>
          <table:table-cell table:style-name="Table3.B2" office:value-type="string">
            <text:p text:style-name="P8">T<text:span text:style-name="T6">1</text:span> = Pop_integer</text:p>
            <text:p text:style-name="P8">T<text:span text:style-name="T6">2</text:span> = Pop_integer</text:p>
            <text:p text:style-name="P8">T<text:span text:style-name="T6">3 </text:span>= Add_integers T<text:span text:style-name="T6">2 </text:span>,T<text:span text:style-name="T6">1</text:span></text:p>
            <text:p text:style-name="P8">Push_integer T<text:span text:style-name="T6">3</text:span></text:p>
          </table:table-cell>
          <table:table-cell table:style-name="Table3.C2" office:value-type="string">
            <text:p text:style-name="P8">T<text:span text:style-name="T6">1</text:span> = Pop_object</text:p>
            <text:p text:style-name="P8">T<text:span text:style-name="T6">2</text:span> = Pop_object</text:p>
            <text:p text:style-name="P8">T<text:span text:style-name="T6">3</text:span> = T<text:span text:style-name="T6">2</text:span>.Add(T<text:span text:style-name="T6">1</text:span>)</text:p>
            <text:p text:style-name="P8">Push_object T<text:span text:style-name="T6">3</text:span></text:p>
          </table:table-cell>
        </table:table-row>
        <table:table-row>
          <table:table-cell table:style-name="Table3.A5" office:value-type="string">
            <text:p text:style-name="P9">.</text:p>
          </table:table-cell>
          <table:table-cell table:style-name="Table3.B2" office:value-type="string">
            <text:p text:style-name="P8">T<text:span text:style-name="T6">1</text:span> = Pop_integer</text:p>
            <text:p text:style-name="P8">Print_integer T<text:span text:style-name="T6">1</text:span></text:p>
          </table:table-cell>
          <table:table-cell table:style-name="Table3.C2" office:value-type="string">
            <text:p text:style-name="P8">T<text:span text:style-name="T6">1</text:span> = Pop_object</text:p>
            <text:p text:style-name="P8">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16">Object</text:p>
      <text:p text:style-name="P16"><text:tab/>Array</text:p>
      <text:p text:style-name="P16"><text:tab/>Class</text:p>
      <text:p text:style-name="P16"><text:tab/>FalseClass</text:p>
      <text:p text:style-name="P16"><text:tab/>Hash</text:p>
      <text:p text:style-name="P16"><text:tab/>MaxNumeric</text:p>
      <text:p text:style-name="P16"><text:tab/>MinNumeric</text:p>
      <text:p text:style-name="P16"><text:tab/>NilClass</text:p>
      <text:p text:style-name="P16"><text:tab/>Numeric</text:p>
      <text:p text:style-name="P16"><text:tab/><text:tab/>Complex</text:p>
      <text:p text:style-name="P16"><text:tab/><text:tab/>Float</text:p>
      <text:p text:style-name="P16"><text:tab/><text:tab/>Integer</text:p>
      <text:p text:style-name="P16"><text:tab/><text:tab/><text:tab/>Bignum</text:p>
      <text:p text:style-name="P16"><text:tab/><text:tab/><text:tab/>Fixnum</text:p>
      <text:p text:style-name="P16"><text:tab/><text:tab/>Rational</text:p>
      <text:p text:style-name="P16"><text:tab/>Procedure</text:p>
      <text:p text:style-name="P16"><text:tab/>String</text:p>
      <text:p text:style-name="P16"><text:tab/>Thread</text:p>
      <text:p text:style-name="P16"><text:tab/>TrueClass</text:p>
      <text:p text:style-name="P16"><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Classes</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Inheritance</text:h>
      <text:p text:style-name="P3">Classes (other than Object) inherit behaviors from their ancestor or parent classes. Thus the capabilities of objects is able to “layer” over the capabilities of their parent classes.</text:p>
      <text:h text:style-name="Heading_20_3" text:outline-level="3"><text:soft-page-break/>Methods</text:h>
      <text:p text:style-name="P3">All code in fOOrth is contained in methods. A method is a fragment of code that an object uses to respond to a message that has been sent to that object. In fOOrth there are three sorts of methods:</text:p>
      <text:list xml:id="list1725844379775389500" text:style-name="L10">
        <text:list-item>
          <text:p text:style-name="P43">Shared: Methods that are common to all instances of the class that contains them.</text:p>
        </text:list-item>
        <text:list-item>
          <text:p text:style-name="P43">Exclusive: Methods that are defined for one and only one object (and all of its clones that are created <text:span text:style-name="T2">after</text:span> the exclusive method is defined.).</text:p>
        </text:list-item>
        <text:list-item>
          <text:p text:style-name="P43">Local: Methods that are created in a context and are accessible only in that context. When the context concludes, these methods are no longer accessible.</text:p>
        </text:list-item>
      </text:list>
      <text:h text:style-name="Heading_20_3" text:outline-level="3">Late Binding and Polymorphism</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1" text:outline-level="1"><text:alphabetical-index-mark-start text:id="IMark116127324"/>Routing<text:alphabetical-index-mark-end text:id="IMark116127324"/></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2488853395182397716" text:style-name="L11">
        <text:list-item>
          <text:p text:style-name="P44">The defining word used to create the method.</text:p>
        </text:list-item>
        <text:list-item>
          <text:p text:style-name="P44">The receiver of the defining word used to create the method.</text:p>
        </text:list-item>
        <text:list-item>
          <text:p text:style-name="P44">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9">Defining Word</text:p>
          </table:table-cell>
          <table:table-cell table:style-name="Table9.A1" office:value-type="string">
            <text:p text:style-name="P9">DW Receiver</text:p>
          </table:table-cell>
          <table:table-cell table:style-name="Table9.A1" office:value-type="string">
            <text:p text:style-name="P9">Method Name</text:p>
          </table:table-cell>
          <table:table-cell table:style-name="Table9.A1" office:value-type="string">
            <text:p text:style-name="P9">Message Routing</text:p>
          </table:table-cell>
          <table:table-cell table:style-name="Table9.E1" office:value-type="string">
            <text:p text:style-name="P10">Notes</text:p>
          </table:table-cell>
        </table:table-row>
        <table:table-row>
          <table:table-cell table:style-name="Table9.A2" office:value-type="string">
            <text:p text:style-name="P9"><text:alphabetical-index-mark-start text:id="IMark123959404"/>:<text:alphabetical-index-mark-end text:id="IMark123959404"/></text:p>
          </table:table-cell>
          <table:table-cell table:style-name="Table9.A2" office:value-type="string">
            <text:p text:style-name="P8">N/A</text:p>
          </table:table-cell>
          <table:table-cell table:style-name="Table9.A2" office:value-type="string">
            <text:p text:style-name="P15">any<text:note text:id="ftn0" text:note-class="footnote"><text:note-citation>14</text:note-citation><text:note-body><text:p text:style-name="Footnote">The names of Virtual Machine methods have no restrictions except that they contain no spaces.</text:p></text:note-body></text:note></text:p>
          </table:table-cell>
          <table:table-cell table:style-name="Table9.A2" office:value-type="string">
            <text:p text:style-name="P8">VM<text:note text:id="ftn14" text:note-class="footnote"><text:note-citation>15</text:note-citation><text:note-body><text:p text:style-name="Footnote">The message receiver is the Virtual Machine.</text:p></text:note-body></text:note></text:p>
          </table:table-cell>
          <table:table-cell table:style-name="Table9.E2" office:value-type="string">
            <text:p text:style-name="P11">A virtual machine method.</text:p>
          </table:table-cell>
        </table:table-row>
        <table:table-row>
          <table:table-cell table:style-name="Table9.A3" table:number-rows-spanned="4" office:value-type="string">
            <text:p text:style-name="P9"><text:alphabetical-index-mark-start text:id="IMark123959404"/>.:<text:alphabetical-index-mark-end text:id="IMark123959404"/></text:p>
          </table:table-cell>
          <table:table-cell table:style-name="Table9.A2" office:value-type="string">
            <text:p text:style-name="P8">A Class</text:p>
          </table:table-cell>
          <table:table-cell table:style-name="Table9.A2" office:value-type="string">
            <text:p text:style-name="P15">.name</text:p>
          </table:table-cell>
          <table:table-cell table:style-name="Table9.A2" office:value-type="string">
            <text:p text:style-name="P8">TOS<text:note text:id="ftn15" text:note-class="footnote"><text:note-citation>16</text:note-citation><text:note-body><text:p text:style-name="Footnote">The message receiver is the Top element of the Data Stack.</text:p></text:note-body></text:note></text:p>
          </table:table-cell>
          <table:table-cell table:style-name="Table9.E2" office:value-type="string">
            <text:p text:style-name="P11">A public shared instance method.</text:p>
          </table:table-cell>
        </table:table-row>
        <table:table-row>
          <table:covered-table-cell/>
          <table:table-cell table:style-name="Table9.A2" office:value-type="string">
            <text:p text:style-name="P8">A Class</text:p>
          </table:table-cell>
          <table:table-cell table:style-name="Table9.A2" office:value-type="string">
            <text:p text:style-name="P15">~name</text:p>
          </table:table-cell>
          <table:table-cell table:style-name="Table9.A2" office:value-type="string">
            <text:p text:style-name="P8">Self<text:note text:id="ftn16" text:note-class="footnote"><text:note-citation>17</text:note-citation><text:note-body><text:p text:style-name="Footnote">The message receiver is the implicit “self” of the method owner.</text:p></text:note-body></text:note></text:p>
          </table:table-cell>
          <table:table-cell table:style-name="Table9.E2" office:value-type="string">
            <text:p text:style-name="P11">A private shared instance method.</text:p>
          </table:table-cell>
        </table:table-row>
        <table:table-row>
          <table:covered-table-cell/>
          <table:table-cell table:style-name="Table9.A2" office:value-type="string">
            <text:p text:style-name="P8">A Class</text:p>
          </table:table-cell>
          <table:table-cell table:style-name="Table9.A2" office:value-type="string">
            <text:p text:style-name="P15">other</text:p>
          </table:table-cell>
          <table:table-cell table:style-name="Table9.A2" office:value-type="string">
            <text:p text:style-name="P8">NOS<text:note text:id="ftn17" text:note-class="footnote"><text:note-citation>18</text:note-citation><text:note-body><text:p text:style-name="Footnote">The message receiver is the Second element of the Data Stack.</text:p></text:note-body></text:note></text:p>
          </table:table-cell>
          <table:table-cell table:style-name="Table9.E2" office:value-type="string">
            <text:p text:style-name="P11">A public shared dyadic operator.</text:p>
          </table:table-cell>
        </table:table-row>
        <table:table-row>
          <table:covered-table-cell/>
          <table:table-cell table:style-name="Table9.A2" office:value-type="string">
            <text:p text:style-name="P8">N/A</text:p>
          </table:table-cell>
          <table:table-cell table:style-name="Table9.A2" office:value-type="string">
            <text:p text:style-name="P15">invalid<text:note text:id="ftn18" text:note-class="footnote"><text:note-citation>19</text:note-citation><text:note-body><text:p text:style-name="Footnote">Any method beginning with an upper case letter or $ or # or @ is invalid and will generate an error.</text:p></text:note-body></text:note></text:p>
          </table:table-cell>
          <table:table-cell table:style-name="Table9.A2" office:value-type="string">
            <text:p text:style-name="P8">N/A</text:p>
          </table:table-cell>
          <table:table-cell table:style-name="Table9.E2" office:value-type="string">
            <text:p text:style-name="P11">Not allowed: Error</text:p>
          </table:table-cell>
        </table:table-row>
        <table:table-row>
          <table:table-cell table:style-name="Table9.A3" table:number-rows-spanned="7" office:value-type="string">
            <text:p text:style-name="P9"><text:alphabetical-index-mark-start text:id="IMark123959404"/>.::<text:alphabetical-index-mark-end text:id="IMark123959404"/></text:p>
          </table:table-cell>
          <table:table-cell table:style-name="Table9.A2" office:value-type="string">
            <text:p text:style-name="P8">A Class</text:p>
          </table:table-cell>
          <table:table-cell table:style-name="Table9.A2" office:value-type="string">
            <text:p text:style-name="P15">.name</text:p>
          </table:table-cell>
          <table:table-cell table:style-name="Table9.A2" office:value-type="string">
            <text:p text:style-name="P8">TOS</text:p>
          </table:table-cell>
          <table:table-cell table:style-name="Table9.E2" office:value-type="string">
            <text:p text:style-name="P11">A public class method</text:p>
          </table:table-cell>
        </table:table-row>
        <table:table-row>
          <table:covered-table-cell/>
          <table:table-cell table:style-name="Table9.A2" office:value-type="string">
            <text:p text:style-name="P8">An Object</text:p>
          </table:table-cell>
          <table:table-cell table:style-name="Table9.A2" office:value-type="string">
            <text:p text:style-name="P15">.name</text:p>
          </table:table-cell>
          <table:table-cell table:style-name="Table9.A2" office:value-type="string">
            <text:p text:style-name="P8">TOS</text:p>
          </table:table-cell>
          <table:table-cell table:style-name="Table9.E2" office:value-type="string">
            <text:p text:style-name="P11">An public exclusive instance method.</text:p>
          </table:table-cell>
        </table:table-row>
        <table:table-row>
          <table:covered-table-cell/>
          <table:table-cell table:style-name="Table9.A2" office:value-type="string">
            <text:p text:style-name="P8">A Class</text:p>
          </table:table-cell>
          <table:table-cell table:style-name="Table9.A2" office:value-type="string">
            <text:p text:style-name="P15">~name</text:p>
          </table:table-cell>
          <table:table-cell table:style-name="Table9.A2" office:value-type="string">
            <text:p text:style-name="P8">Self</text:p>
          </table:table-cell>
          <table:table-cell table:style-name="Table9.E2" office:value-type="string">
            <text:p text:style-name="P11">A private class method</text:p>
          </table:table-cell>
        </table:table-row>
        <table:table-row>
          <table:covered-table-cell/>
          <table:table-cell table:style-name="Table9.A2" office:value-type="string">
            <text:p text:style-name="P8">An Object</text:p>
          </table:table-cell>
          <table:table-cell table:style-name="Table9.A2" office:value-type="string">
            <text:p text:style-name="P15">~name</text:p>
          </table:table-cell>
          <table:table-cell table:style-name="Table9.A2" office:value-type="string">
            <text:p text:style-name="P8">Self</text:p>
          </table:table-cell>
          <table:table-cell table:style-name="Table9.E2" office:value-type="string">
            <text:p text:style-name="P11">A private exclusive instance method.</text:p>
          </table:table-cell>
        </table:table-row>
        <table:table-row>
          <table:covered-table-cell/>
          <table:table-cell table:style-name="Table9.A2" office:value-type="string">
            <text:p text:style-name="P8">A Class</text:p>
          </table:table-cell>
          <table:table-cell table:style-name="Table9.A2" office:value-type="string">
            <text:p text:style-name="P15">other</text:p>
          </table:table-cell>
          <table:table-cell table:style-name="Table9.A2" office:value-type="string">
            <text:p text:style-name="P8">NOS</text:p>
          </table:table-cell>
          <table:table-cell table:style-name="Table9.E2" office:value-type="string">
            <text:p text:style-name="P11">A public class exclusive dyadic operator</text:p>
          </table:table-cell>
        </table:table-row>
        <table:table-row>
          <table:covered-table-cell/>
          <table:table-cell table:style-name="Table9.A2" office:value-type="string">
            <text:p text:style-name="P8">An Object</text:p>
          </table:table-cell>
          <table:table-cell table:style-name="Table9.A2" office:value-type="string">
            <text:p text:style-name="P15">other</text:p>
          </table:table-cell>
          <table:table-cell table:style-name="Table9.A2" office:value-type="string">
            <text:p text:style-name="P8">NOS</text:p>
          </table:table-cell>
          <table:table-cell table:style-name="Table9.E2" office:value-type="string">
            <text:p text:style-name="P11">A public exclusive dyadic operator</text:p>
          </table:table-cell>
        </table:table-row>
        <table:table-row>
          <table:covered-table-cell/>
          <table:table-cell table:style-name="Table9.A2" office:value-type="string">
            <text:p text:style-name="P8">N/A</text:p>
          </table:table-cell>
          <table:table-cell table:style-name="Table9.A2" office:value-type="string">
            <text:p text:style-name="P15">invalid</text:p>
          </table:table-cell>
          <table:table-cell table:style-name="Table9.A2" office:value-type="string">
            <text:p text:style-name="P8">N/A</text:p>
          </table:table-cell>
          <table:table-cell table:style-name="Table9.E2" office:value-type="string">
            <text:p text:style-name="P11">Not allowed: Error</text:p>
          </table:table-cell>
        </table:table-row>
        <table:table-row>
          <table:table-cell table:style-name="Table9.A3" office:value-type="string">
            <text:p text:style-name="P21">tbd</text:p>
          </table:table-cell>
          <table:table-cell table:style-name="Table9.A2" office:value-type="string">
            <text:p text:style-name="P8">tbd</text:p>
          </table:table-cell>
          <table:table-cell table:style-name="Table9.A2" office:value-type="string">
            <text:p text:style-name="P15">tbd</text:p>
          </table:table-cell>
          <table:table-cell table:style-name="Table9.A2" office:value-type="string">
            <text:p text:style-name="P8">Context</text:p>
          </table:table-cell>
          <table:table-cell table:style-name="Table9.E2" office:value-type="string">
            <text:p text:style-name="P32">A context local method.</text:p>
          </table:table-cell>
        </table:table-row>
      </table:table>
      <text:p text:style-name="P3"/>
      <text:h text:style-name="Heading_20_1" text:outline-level="1"><text:alphabetical-index-mark-start text:id="IMark116127660"/>VirtualMachine<text:alphabetical-index-mark-end text:id="IMark116127660"/></text:h>
      <text:p text:style-name="Text_20_body"/>
      <text:p text:style-name="Text_20_body">Inheritance: VirtualMachine <text:span text:style-name="T8">←</text:span> Object</text:p>
      <text:p text:style-name="Code">VirtualMachine Shared Methods =</text:p>
      <text:p text:style-name="Code">! <text:s text:c="8"/>.cr <text:s text:c="6"/>[ <text:s text:c="8"/>dpr <text:s text:c="6"/>load" <text:s text:c="4"/>pause <text:s text:c="4"/>thread:</text:p>
      <text:p text:style-name="Code">!: <text:s text:c="7"/>.each{ <text:s text:c="3"/>accept <text:s text:c="3"/>drop <text:s text:c="5"/>max_float pi <text:s text:c="7"/>true</text:p>
      <text:p text:style-name="Code">)" <text:s text:c="7"/>.map{ <text:s text:c="4"/>accept" <text:s text:c="2"/>dup <text:s text:c="6"/>max_num <text:s text:c="2"/>pick <text:s text:c="5"/>tuck</text:p>
      <text:p text:style-name="Code">)debug <text:s text:c="3"/>.new{ <text:s text:c="4"/>begin <text:s text:c="4"/>e <text:s text:c="8"/>min_float rational <text:s/>vm</text:p>
      <text:p text:style-name="Code">)entries <text:s/>.select{ <text:s/>class: <text:s text:c="3"/>epsilon <text:s text:c="2"/>min_num <text:s text:c="2"/>rot <text:s text:c="6"/>{</text:p>
      <text:p text:style-name="Code">)quit <text:s text:c="4"/>.vm_name <text:s/>clone <text:s text:c="4"/>false <text:s text:c="4"/>nan <text:s text:c="6"/>self <text:s text:c="5"/>{{</text:p>
      <text:p text:style-name="Code">)version <text:s/>: <text:s text:c="8"/>complex <text:s text:c="2"/>global: <text:s text:c="2"/>nil <text:s text:c="6"/>space</text:p>
      <text:p text:style-name="Code">-infinity ?dup <text:s text:c="5"/>copy <text:s text:c="5"/>if <text:s text:c="7"/>nip <text:s text:c="6"/>spaces</text:p>
      <text:p text:style-name="Code">." <text:s text:c="7"/>@ <text:s text:c="8"/>do <text:s text:c="7"/>infinity <text:s/>over <text:s text:c="5"/>swap</text:p>
      <text:p text:style-name="Code"/>
      <text:p text:style-name="Text_20_body"/>
      <text:p text:style-name="Text_20_body"/>
      <text:p text:style-name="Text_20_body"/>
      <text:h text:style-name="Heading_20_1" text:outline-level="1"><text:alphabetical-index-mark-start text:id="IMark116127660"/>Object<text:alphabetical-index-mark-end text:id="IMark116127660"/></text:h>
      <text:p text:style-name="Text_20_body"/>
      <text:p text:style-name="Text_20_body">Inheritance: Object</text:p>
      <text:p text:style-name="Code">Object Shared Methods =</text:p>
      <text:p text:style-name="Code">&amp;&amp; <text:s text:c="8"/>.class <text:s text:c="4"/>.is_class? .to_i <text:s text:c="5"/>.to_x <text:s text:c="5"/>distinct? <text:s/>nil&lt;&gt;</text:p>
      <text:p text:style-name="Code">)methods <text:s text:c="2"/>.clone <text:s text:c="4"/>.name <text:s text:c="5"/>.to_n <text:s text:c="5"/>&lt;&gt; <text:s text:c="8"/>identical? nil=</text:p>
      <text:p text:style-name="Code">. <text:s text:c="9"/>.copy <text:s text:c="5"/>.strlen <text:s text:c="3"/>.to_r <text:s text:c="5"/>= <text:s text:c="9"/>max <text:s text:c="7"/>not</text:p>
      <text:p text:style-name="Code">.:: <text:s text:c="7"/>.init <text:s text:c="5"/>.to_f <text:s text:c="5"/>.to_s <text:s text:c="5"/>^^ <text:s text:c="8"/>min <text:s text:c="7"/>||</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3" table:style-name="Table13">
        <table:table-column table:style-name="Table13.A"/>
        <table:table-row>
          <table:table-cell table:style-name="Table13.A1" office:value-type="string">
            <text:h text:style-name="Heading_20_3" text:outline-level="3">[object object] <text:alphabetical-index-mark-start text:id="IMark123958780"/>&amp;&amp;<text:alphabetical-index-mark-end text:id="IMark123958780"/>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4" table:style-name="Table14">
        <table:table-column table:style-name="Table14.A"/>
        <table:table-row>
          <table:table-cell table:style-name="Table14.A1" office:value-type="string">
            <text:h text:style-name="Heading_20_3" text:outline-level="3">[object] <text:alphabetical-index-mark-start text:id="IMark123958780"/>)methods<text:alphabetical-index-mark-end text:id="IMark123958780"/> []</text:h>
            <text:p text:style-name="P3"><text:span text:style-name="T1">Routing:</text:span> TOS.</text:p>
            <text:p text:style-name="P3">Display a formatted listing of the methods defined to the given object. This method is very similar to the )methods method defined in Class, except the labeling of exclusive methods.</text:p>
          </table:table-cell>
        </table:table-row>
      </table:table>
      <text:p text:style-name="P3"/>
      <table:table table:name="Table15" table:style-name="Table15">
        <table:table-column table:style-name="Table15.A"/>
        <table:table-row>
          <table:table-cell table:style-name="Table15.A1" office:value-type="string">
            <text:h text:style-name="Heading_20_3" text:outline-level="3">[object] <text:alphabetical-index-mark-start text:id="IMark123958780"/>.<text:alphabetical-index-mark-end text:id="IMark123958780"/> []</text:h>
            <text:p text:style-name="P3"><text:span text:style-name="T1">Routing:</text:span> TOS.</text:p>
            <text:p text:style-name="P3">Print out the object using the default formatting.</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123958780"/>.::<text:alphabetical-index-mark-end text:id="IMark123958780"/>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24"/>
          </table:table-cell>
        </table:table-row>
      </table:table>
      <table:table table:name="Table10" table:style-name="Table10">
        <table:table-column table:style-name="Table10.A"/>
        <text:soft-page-break/>
        <table:table-row table:style-name="Table10.1">
          <table:table-cell table:style-name="Table10.A1" office:value-type="string">
            <text:h text:style-name="Heading_20_4" text:outline-level="4">Local Methods: </text:h>
          </table:table-cell>
        </table:table-row>
        <table:table-row table:style-name="Table10.1">
          <table:table-cell table:style-name="Table10.A2" office:value-type="string">
            <text:h text:style-name="Heading_20_4" text:outline-level="4">[initial value] <text:alphabetical-index-mark-start text:id="IMark123958780"/>inst:<text:alphabetical-index-mark-end text:id="IMark123958780"/>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
      <table:table table:name="Table11" table:style-name="Table11">
        <table:table-column table:style-name="Table11.A"/>
        <table:table-row>
          <table:table-cell table:style-name="Table11.A1" office:value-type="string">
            <text:h text:style-name="Heading_20_4" text:outline-level="4">[initial value] <text:alphabetical-index-mark-start text:id="IMark123958780"/>local:<text:alphabetical-index-mark-end text:id="IMark123958780"/>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table-cell table:style-name="Table11.A2" office:value-type="string">
            <text:h text:style-name="Heading_20_4" text:outline-level="4">[] <text:alphabetical-index-mark-start text:id="IMark123958780"/>super<text:alphabetical-index-mark-end text:id="IMark123958780"/>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table-cell table:style-name="Table11.A3" office:value-type="string">
            <text:h text:style-name="Heading_20_4" text:outline-level="4">[] <text:alphabetical-index-mark-start text:id="IMark123958780"/>;<text:alphabetical-index-mark-end text:id="IMark123958780"/>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23" table:style-name="Table23">
        <table:table-column table:style-name="Table23.A"/>
        <table:table-row>
          <table:table-cell table:style-name="Table23.A1" office:value-type="string">
            <text:h text:style-name="Heading_20_3" text:outline-level="3">[an_object] <text:alphabetical-index-mark-start text:id="IMark123958780"/>.class<text:alphabetical-index-mark-end text:id="IMark123958780"/> [a_class]</text:h>
            <text:p text:style-name="P11"><text:span text:style-name="T1">Routing:</text:span> TOS.</text:p>
            <text:p text:style-name="P11">Get the class of the receiver object.</text:p>
          </table:table-cell>
        </table:table-row>
      </table:table>
      <text:p text:style-name="P3"/>
      <table:table table:name="Table16" table:style-name="Table16">
        <table:table-column table:style-name="Table16.A"/>
        <table:table-row>
          <table:table-cell table:style-name="Table16.A1" office:value-type="string">
            <text:h text:style-name="Heading_20_3" text:outline-level="3">[object object] <text:alphabetical-index-mark-start text:id="IMark123958780"/>^^<text:alphabetical-index-mark-end text:id="IMark123958780"/>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text:soft-page-break/></text:p>
      <table:table table:name="Table17" table:style-name="Table17">
        <table:table-column table:style-name="Table17.A"/>
        <table:table-row table:style-name="Table17.1">
          <table:table-cell table:style-name="Table17.A1" office:value-type="string">
            <text:h text:style-name="Heading_20_3" text:outline-level="3">[object object] <text:alphabetical-index-mark-start text:id="IMark123958780"/>||<text:alphabetical-index-mark-end text:id="IMark123958780"/> [true]</text:h>
            <text:p text:style-name="P3"><text:span text:style-name="T1">Routing:</text:span> NOS.</text:p>
            <text:p text:style-name="P3">Logical, inclusive OR for the case where the first operand is true. This is true.</text:p>
          </table:table-cell>
        </table:table-row>
      </table:table>
      <text:p text:style-name="P3"/>
      <text:h text:style-name="Heading_20_2" text:outline-level="2">See Also</text:h>
      <text:p text:style-name="Text_20_body">In FalseClass and NilClass see:</text:p>
      <text:p text:style-name="Code">&amp;&amp; <text:s text:c="5"/>^^ <text:s text:c="5"/>not <text:s text:c="4"/>||</text:p>
      <text:p text:style-name="Code"/>
      <text:h text:style-name="Heading_20_1" text:outline-level="1"><text:alphabetical-index-mark-start text:id="IMark116127660"/>Array<text:alphabetical-index-mark-end text:id="IMark116127660"/></text:h>
      <text:p text:style-name="Text_20_body"/>
      <text:p text:style-name="Text_20_body">Inheritance: Array <text:span text:style-name="T8">←</text:span> Object</text:p>
      <text:p text:style-name="Code">Array Class Methods =</text:p>
      <text:p text:style-name="Code">.new_size <text:s text:c="2"/>.new_value <text:s/>.new_values</text:p>
      <text:p text:style-name="Code"/>
      <text:p text:style-name="Code">Array Shared Methods =</text:p>
      <text:p text:style-name="Code">+ <text:s text:c="7"/>.+midlr <text:s/>.-mid <text:s text:c="3"/>.[]! <text:s text:c="4"/>.length <text:s/>.midlr <text:s text:c="2"/>.reverse .sort</text:p>
      <text:p text:style-name="Code">.+left <text:s text:c="2"/>.+right <text:s/>.-midlr <text:s/>.[]@ <text:s text:c="4"/>.max <text:s text:c="4"/>.min <text:s text:c="4"/>.right <text:s text:c="2"/>.strmax</text:p>
      <text:p text:style-name="Code">.+mid <text:s text:c="3"/>.-left <text:s text:c="2"/>.-right <text:s/>.left <text:s text:c="3"/>.mid <text:s text:c="4"/>.pp <text:s text:c="5"/>.shuffle &lt;&lt;</text:p>
      <text:p text:style-name="Code"/>
      <text:p text:style-name="Code"/>
      <text:h text:style-name="Heading_20_2" text:outline-level="2">Array Literal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16127660"/>Class<text:alphabetical-index-mark-end text:id="IMark116127660"/></text:h>
      <text:p text:style-name="Text_20_body"/>
      <text:p text:style-name="Text_20_body">Inheritance: Class <text:span text:style-name="T8">←</text:span> Object</text:p>
      <text:p text:style-name="Code">Class Shared Methods =</text:p>
      <text:p text:style-name="Code">)methods <text:s text:c="5"/>.is_class? <text:s text:c="3"/>.parent_class .to_s</text:p>
      <text:p text:style-name="Code">.: <text:s text:c="11"/>.new <text:s text:c="9"/>.subclass:</text:p>
      <text:p text:style-name="Code"/>
      <text:p text:style-name="Cod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16127660"/>FalseClass<text:alphabetical-index-mark-end text:id="IMark116127660"/></text:h>
      <text:p text:style-name="Text_20_body"/>
      <text:p text:style-name="Text_20_body">Inheritance: FalseClass <text:span text:style-name="T8">←</text:span> Object</text:p>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123958780"/>&amp;&amp;<text:alphabetical-index-mark-end text:id="IMark123958780"/>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123958780"/>^^<text:alphabetical-index-mark-end text:id="IMark123958780"/>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123958780"/>||<text:alphabetical-index-mark-end text:id="IMark123958780"/>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16127660"/>Hash<text:alphabetical-index-mark-end text:id="IMark116127660"/></text:h>
      <text:p text:style-name="Text_20_body"/>
      <text:p text:style-name="Text_20_body">Inheritance: Hash <text:span text:style-name="T8">←</text:span> Object</text:p>
      <text:p text:style-name="Code">Hash Shared Methods =</text:p>
      <text:p text:style-name="Code"><text:s text:c="5"/>.[]! <text:s text:c="4"/>.[]@ <text:s text:c="3"/>.keys <text:s text:c="5"/>.pp .strmax2 <text:s/>.values</text:p>
      <text:p text:style-name="Code"/>
      <text:p text:style-name="Code"/>
      <text:h text:style-name="Heading_20_2" text:outline-level="2">Hash Literal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16127660"/><text:alphabetical-index-mark-start text:id="IMark116226752"/>MaxNumeric<text:alphabetical-index-mark-end text:id="IMark116226752"/><text:alphabetical-index-mark-end text:id="IMark116127660"/></text:h>
      <text:p text:style-name="Text_20_body"/>
      <text:p text:style-name="Text_20_body">Inheritance: MaxNumeric <text:span text:style-name="T8">←</text:span> Object</text:p>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16127660"/><text:alphabetical-index-mark-start text:id="IMark116226752"/>MinNumeric<text:alphabetical-index-mark-end text:id="IMark116226752"/><text:alphabetical-index-mark-end text:id="IMark116127660"/></text:h>
      <text:p text:style-name="Text_20_body"/>
      <text:p text:style-name="Text_20_body">Inheritance: MinMumeric <text:span text:style-name="T8">←</text:span> Object</text:p>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16127660"/><text:alphabetical-index-mark-start text:id="IMark116226752"/><text:alphabetical-index-mark-start text:id="IMark116127516"/>NilClass<text:alphabetical-index-mark-end text:id="IMark116127516"/><text:alphabetical-index-mark-end text:id="IMark116226752"/><text:alphabetical-index-mark-end text:id="IMark116127660"/></text:h>
      <text:p text:style-name="Text_20_body"/>
      <text:p text:style-name="Text_20_body">Inheritance: NilClass <text:span text:style-name="T8">←</text:span> Object</text:p>
      <text:p text:style-name="Code">NilClass Shared Methods =</text:p>
      <text:p text:style-name="Code">&amp;&amp; <text:s text:c="3"/>^^ <text:s text:c="3"/>nil&lt;&gt; nil= <text:s/>not <text:s text:c="2"/>||</text:p>
      <text:p text:style-name="Code"/>
      <text:p text:style-name="Text_20_body"/>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23958780"/>&amp;&amp;<text:alphabetical-index-mark-end text:id="IMark123958780"/>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23958780"/>^^<text:alphabetical-index-mark-end text:id="IMark123958780"/>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23958780"/>||<text:alphabetical-index-mark-end text:id="IMark123958780"/>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16127660"/>Numeric<text:alphabetical-index-mark-end text:id="IMark116127660"/></text:h>
      <text:p text:style-name="Text_20_body"/>
      <text:p text:style-name="Text_20_body">Inheritance: Numeric <text:span text:style-name="T8">←</text:span> Object</text:p>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
      <text:p text:style-name="Text_20_body"/>
      <text:h text:style-name="Heading_20_2" text:outline-level="2"/>
      <text:p text:style-name="Text_20_body"/>
      <text:h text:style-name="Heading_20_1" text:outline-level="1"><text:alphabetical-index-mark-start text:id="IMark116127660"/>Complex<text:alphabetical-index-mark-end text:id="IMark116127660"/></text:h>
      <text:p text:style-name="Text_20_body"/>
      <text:p text:style-name="Text_20_body">Inheritance: Complex <text:span text:style-name="T8">←</text:span> Numeric <text:span text:style-name="T8">←</text:span> Object</text:p>
      <text:p text:style-name="Code">Complex Shared Methods =</text:p>
      <text:p text:style-name="Code">.cbrt <text:s text:c="2"/>.e** <text:s text:c="3"/>.split <text:s/>.sqrt</text:p>
      <text:p text:style-name="Code"/>
      <text:p text:style-name="P3">A complex number<text:note text:id="ftn19" text:note-class="footnote"><text:note-citation>20</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9">Literal<text:note text:id="ftn20" text:note-class="footnote"><text:note-citation>21</text:note-citation><text:note-body><text:p text:style-name="Footnote">No spaces are permitted within the literal.</text:p></text:note-body></text:note></text:p>
          </table:table-cell>
          <table:table-cell table:style-name="Table5.B1" office:value-type="string">
            <text:p text:style-name="P9">Value<text:note text:id="ftn21" text:note-class="footnote"><text:note-citation>22</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14">7i</text:p>
          </table:table-cell>
          <table:table-cell table:style-name="Table5.B2" office:value-type="string">
            <text:p text:style-name="P8">0+7i</text:p>
          </table:table-cell>
        </table:table-row>
        <table:table-row>
          <table:table-cell table:style-name="Table5.A2" office:value-type="string">
            <text:p text:style-name="P14">-7i</text:p>
          </table:table-cell>
          <table:table-cell table:style-name="Table5.B2" office:value-type="string">
            <text:p text:style-name="P8">0-7i</text:p>
          </table:table-cell>
        </table:table-row>
        <table:table-row>
          <table:table-cell table:style-name="Table5.A2" office:value-type="string">
            <text:p text:style-name="P14">3.7i</text:p>
          </table:table-cell>
          <table:table-cell table:style-name="Table5.B2" office:value-type="string">
            <text:p text:style-name="P8">0+3.7i</text:p>
          </table:table-cell>
        </table:table-row>
        <table:table-row>
          <table:table-cell table:style-name="Table5.A2" office:value-type="string">
            <text:p text:style-name="P14">1/2i</text:p>
          </table:table-cell>
          <table:table-cell table:style-name="Table5.B2" office:value-type="string">
            <text:p text:style-name="P8">0+1/2i</text:p>
          </table:table-cell>
        </table:table-row>
        <table:table-row>
          <table:table-cell table:style-name="Table5.A2" office:value-type="string">
            <text:p text:style-name="P14">-3-7i</text:p>
          </table:table-cell>
          <table:table-cell table:style-name="Table5.B2" office:value-type="string">
            <text:p text:style-name="P8">-3-7i</text:p>
          </table:table-cell>
        </table:table-row>
        <table:table-row>
          <table:table-cell table:style-name="Table5.A2" office:value-type="string">
            <text:p text:style-name="P14">3+7i</text:p>
          </table:table-cell>
          <table:table-cell table:style-name="Table5.B2" office:value-type="string">
            <text:p text:style-name="P8">3+7i</text:p>
          </table:table-cell>
        </table:table-row>
      </table:table>
      <text:p text:style-name="Text_20_body"/>
      <text:h text:style-name="Heading_20_2" text:outline-level="2"><text:soft-page-break/>Instance Methods</text:h>
      <table:table table:name="Table20" table:style-name="Table20">
        <table:table-column table:style-name="Table20.A"/>
        <table:table-row table:style-name="Table20.1">
          <table:table-cell table:style-name="Table20.A1" office:value-type="string">
            <text:h text:style-name="Heading_20_3" text:outline-level="3"><text:alphabetical-index-mark text:string-value=".split"/><text:alphabetical-index-mark text:string-value=".split"/>[a_complex] <text:alphabetical-index-mark-start text:id="IMark116148528"/>.cbrt<text:alphabetical-index-mark-end text:id="IMark116148528"/> [a_complex<text:span text:style-name="T9">1/3</text:span>]</text:h>
            <text:p text:style-name="Text_20_body"><text:span text:style-name="T1">Routing:</text:span> TOS.</text:p>
            <text:p text:style-name="Text_20_body">Find the cube root of the complex numeric value.</text:p>
          </table:table-cell>
        </table:table-row>
      </table:table>
      <text:p text:style-name="Text_20_body"/>
      <table:table table:name="Table21" table:style-name="Table21">
        <table:table-column table:style-name="Table21.A"/>
        <table:table-row>
          <table:table-cell table:style-name="Table21.A1" office:value-type="string">
            <text:h text:style-name="Heading_20_3" text:outline-level="3"><text:alphabetical-index-mark text:string-value=".split"/><text:alphabetical-index-mark text:string-value=".split"/>[a_complex] <text:alphabetical-index-mark-start text:id="IMark116226752"/>.e**<text:alphabetical-index-mark-end text:id="IMark116226752"/> [e<text:span text:style-name="T9">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116148528"/>.split<text:alphabetical-index-mark-end text:id="IMark116148528"/>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116226752"/>.sqrt<text:alphabetical-index-mark-end text:id="IMark116226752"/> [a_complex<text:span text:style-name="T9">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See Also</text:h>
      <text:p text:style-name="Text_20_body">In VirtualMachine see:</text:p>
      <text:p text:style-name="Code">complex</text:p>
      <text:p text:style-name="Code"/>
      <text:p text:style-name="Text_20_body">In Object see:</text:p>
      <text:p text:style-name="Code">.to_x</text:p>
      <text:p text:style-name="Code"/>
      <text:p text:style-name="Text_20_body">In Numeric see:</text:p>
      <text:p text:style-name="Code"/>
      <text:p text:style-name="Code"><text:s/></text:p>
      <text:h text:style-name="Heading_20_1" text:outline-level="1"><text:alphabetical-index-mark-start text:id="IMark116129436"/>Float<text:alphabetical-index-mark-end text:id="IMark116129436"/></text:h>
      <text:p text:style-name="Text_20_body"/>
      <text:p text:style-name="Text_20_body">Inheritance: Float <text:span text:style-name="T8">←</text:span> Numeric <text:span text:style-name="T8">←</text:span> Object</text:p>
      <text:p text:style-name="Code">No unique methods defined.</text:p>
      <text:p text:style-name="Code"/>
      <text:p text:style-name="P3">Float<text:note text:id="ftn22" text:note-class="footnote"><text:note-citation>23</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23" text:note-class="footnote"><text:note-citation>24</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9">Literal<text:note text:id="ftn24" text:note-class="footnote"><text:note-citation>25</text:note-citation><text:note-body><text:p text:style-name="Footnote">No spaces are permitted within the literal.</text:p></text:note-body></text:note></text:p>
          </table:table-cell>
          <table:table-cell table:style-name="Table8.B1" office:value-type="string">
            <text:p text:style-name="P9">Value</text:p>
          </table:table-cell>
        </table:table-row>
        <table:table-row>
          <table:table-cell table:style-name="Table8.A2" office:value-type="string">
            <text:p text:style-name="P14">7.0</text:p>
          </table:table-cell>
          <table:table-cell table:style-name="Table8.B2" office:value-type="string">
            <text:p text:style-name="P8">7.0</text:p>
          </table:table-cell>
        </table:table-row>
        <table:table-row>
          <table:table-cell table:style-name="Table8.A2" office:value-type="string">
            <text:p text:style-name="P14">7.0E3</text:p>
          </table:table-cell>
          <table:table-cell table:style-name="Table8.B2" office:value-type="string">
            <text:p text:style-name="P8">7000.0</text:p>
          </table:table-cell>
        </table:table-row>
        <table:table-row>
          <table:table-cell table:style-name="Table8.A2" office:value-type="string">
            <text:p text:style-name="P14">7.0E-3</text:p>
          </table:table-cell>
          <table:table-cell table:style-name="Table8.B2" office:value-type="string">
            <text:p text:style-name="P8">0.007</text:p>
          </table:table-cell>
        </table:table-row>
        <table:table-row>
          <table:table-cell table:style-name="Table8.A2" office:value-type="string">
            <text:p text:style-name="P14">-7.0</text:p>
          </table:table-cell>
          <table:table-cell table:style-name="Table8.B2" office:value-type="string">
            <text:p text:style-name="P8">-7.0</text:p>
          </table:table-cell>
        </table:table-row>
        <table:table-row>
          <table:table-cell table:style-name="Table8.A2" office:value-type="string">
            <text:p text:style-name="P14">-7.0E3</text:p>
          </table:table-cell>
          <table:table-cell table:style-name="Table8.B2" office:value-type="string">
            <text:p text:style-name="P8">-7000.0</text:p>
          </table:table-cell>
        </table:table-row>
        <table:table-row>
          <table:table-cell table:style-name="Table8.A2" office:value-type="string">
            <text:p text:style-name="P14">-7.0E-3</text:p>
          </table:table-cell>
          <table:table-cell table:style-name="Table8.B2" office:value-type="string">
            <text:p text:style-name="P8">-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16129724"/>Integer<text:alphabetical-index-mark-end text:id="IMark116129724"/></text:h>
      <text:p text:style-name="Text_20_body"/>
      <text:p text:style-name="Text_20_body">Inheritance: Integer <text:span text:style-name="T8">←</text:span> Numeric <text:span text:style-name="T8">←</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25" text:note-class="footnote"><text:note-citation>26</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26" text:note-class="footnote"><text:note-citation>27</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9">Literal<text:note text:id="ftn27" text:note-class="footnote"><text:note-citation>28</text:note-citation><text:note-body><text:p text:style-name="Footnote">No spaces are permitted within the literal.</text:p></text:note-body></text:note></text:p>
          </table:table-cell>
          <table:table-cell table:style-name="Table7.B1" office:value-type="string">
            <text:p text:style-name="P9">Value</text:p>
          </table:table-cell>
        </table:table-row>
        <table:table-row>
          <table:table-cell table:style-name="Table7.A2" office:value-type="string">
            <text:p text:style-name="P14">7</text:p>
          </table:table-cell>
          <table:table-cell table:style-name="Table7.B2" office:value-type="string">
            <text:p text:style-name="P8">7</text:p>
          </table:table-cell>
        </table:table-row>
        <table:table-row>
          <table:table-cell table:style-name="Table7.A2" office:value-type="string">
            <text:p text:style-name="P14">-7</text:p>
          </table:table-cell>
          <table:table-cell table:style-name="Table7.B2" office:value-type="string">
            <text:p text:style-name="P8">-7</text:p>
          </table:table-cell>
        </table:table-row>
        <table:table-row>
          <table:table-cell table:style-name="Table7.A2" office:value-type="string">
            <text:p text:style-name="P14">445556678789933</text:p>
          </table:table-cell>
          <table:table-cell table:style-name="Table7.B2" office:value-type="string">
            <text:p text:style-name="P8">445556678789933</text:p>
          </table:table-cell>
        </table:table-row>
        <table:table-row>
          <table:table-cell table:style-name="Table7.A2" office:value-type="string">
            <text:p text:style-name="P14">0xff</text:p>
          </table:table-cell>
          <table:table-cell table:style-name="Table7.B2" office:value-type="string">
            <text:p text:style-name="P8">255</text:p>
          </table:table-cell>
        </table:table-row>
        <table:table-row>
          <table:table-cell table:style-name="Table7.A2" office:value-type="string">
            <text:p text:style-name="P14">0xffffffffff</text:p>
          </table:table-cell>
          <table:table-cell table:style-name="Table7.B2" office:value-type="string">
            <text:p text:style-name="P8">1099511627775</text:p>
          </table:table-cell>
        </table:table-row>
        <table:table-row>
          <table:table-cell table:style-name="Table7.A2" office:value-type="string">
            <text:p text:style-name="P14">0xDeadBeef</text:p>
          </table:table-cell>
          <table:table-cell table:style-name="Table7.B2" office:value-type="string">
            <text:p text:style-name="P8">3735928559</text:p>
          </table:table-cell>
        </table:table-row>
      </table:table>
      <text:h text:style-name="Heading_20_2" text:outline-level="2">See Also</text:h>
      <text:p text:style-name="Text_20_body">In Object see:</text:p>
      <text:p text:style-name="Code">.to_i <text:s text:c="3"/>&lt;&gt; <text:s text:c="3"/>=</text:p>
      <text:p text:style-name="Code"/>
      <text:p text:style-name="Text_20_body">In Numeric see: All</text:p>
      <text:h text:style-name="Heading_20_1" text:outline-level="1"><text:alphabetical-index-mark-start text:id="IMark116126028"/>Rational<text:alphabetical-index-mark-end text:id="IMark116126028"/></text:h>
      <text:p text:style-name="Text_20_body"/>
      <text:p text:style-name="Text_20_body">Inheritance: Rational <text:span text:style-name="T8">←</text:span> Numeric <text:span text:style-name="T8">←</text:span> Object</text:p>
      <text:p text:style-name="Code"/>
      <text:p text:style-name="Code">Rational Shared Methods =</text:p>
      <text:p text:style-name="Code"><text:s/>.split</text:p>
      <text:p text:style-name="Code"/>
      <text:p text:style-name="P3">Rational numbers<text:note text:id="ftn28" text:note-class="footnote"><text:note-citation>29</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9">Literal<text:note text:id="ftn29" text:note-class="footnote"><text:note-citation>30</text:note-citation><text:note-body><text:p text:style-name="Footnote">No spaces are permitted within the literal.</text:p></text:note-body></text:note></text:p>
          </table:table-cell>
          <table:table-cell table:style-name="Table6.B1" office:value-type="string">
            <text:p text:style-name="P9">Value<text:note text:id="ftn30" text:note-class="footnote"><text:note-citation>31</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14">1/2</text:p>
          </table:table-cell>
          <table:table-cell table:style-name="Table6.B2" office:value-type="string">
            <text:p text:style-name="P8">1/2</text:p>
          </table:table-cell>
        </table:table-row>
        <table:table-row>
          <table:table-cell table:style-name="Table6.A2" office:value-type="string">
            <text:p text:style-name="P14">1.2/3</text:p>
          </table:table-cell>
          <table:table-cell table:style-name="Table6.B2" office:value-type="string">
            <text:p text:style-name="P8">2/5</text:p>
          </table:table-cell>
        </table:table-row>
      </table:table>
      <text:p text:style-name="Text_20_body"/>
      <text:h text:style-name="Heading_20_2" text:outline-level="2">Instance Methods</text:h>
      <table:table table:name="Table18" table:style-name="Table18">
        <table:table-column table:style-name="Table18.A"/>
        <table:table-row>
          <table:table-cell table:style-name="Table18.A1" office:value-type="string">
            <text:h text:style-name="Heading_20_3" text:outline-level="3"><text:alphabetical-index-mark text:string-value=".split"/><text:alphabetical-index-mark text:string-value=".split"/>[a_rational] <text:alphabetical-index-mark-start text:id="IMark116127612"/>.split<text:alphabetical-index-mark-end text:id="IMark116127612"/> [numerator denominator]</text:h>
            <text:p text:style-name="Text_20_body"><text:span text:style-name="T1">Routing:</text:span> TOS.</text:p>
            <text:p text:style-name="Text_20_body">Split a rational number into its two component parts.</text:p>
          </table:table-cell>
        </table:table-row>
      </table:table>
      <text:p text:style-name="Text_20_body"/>
      <text:h text:style-name="Heading_20_2" text:outline-level="2">See Also</text:h>
      <text:p text:style-name="Standard">In VirtualMachine see:</text:p>
      <text:p text:style-name="Code">rational</text:p>
      <text:p text:style-name="Code"/>
      <text:p text:style-name="Text_20_body">In Object see:</text:p>
      <text:p text:style-name="Code"><text:soft-page-break/>.to_r <text:s text:c="3"/>&lt;&gt; <text:s text:c="3"/>=</text:p>
      <text:p text:style-name="Code"/>
      <text:p text:style-name="Text_20_body">In Numeric see: All</text:p>
      <text:h text:style-name="Heading_20_1" text:outline-level="1"><text:alphabetical-index-mark-start text:id="IMark116127180"/>Procedure<text:alphabetical-index-mark-end text:id="IMark116127180"/></text:h>
      <text:p text:style-name="Text_20_body"/>
      <text:p text:style-name="Text_20_body">Inheritance: Procedure <text:span text:style-name="T8">←</text:span> Object</text:p>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16127180"/>String<text:alphabetical-index-mark-end text:id="IMark116127180"/></text:h>
      <text:p text:style-name="Text_20_body"/>
      <text:p text:style-name="Text_20_body">Inheritance: String <text:span text:style-name="T8">←</text:span> Object</text:p>
      <text:p text:style-name="Code">String Shared Methods =</text:p>
      <text:p text:style-name="Code"/>
      <text:p text:style-name="Code">* <text:s text:c="8"/>.-left <text:s text:c="3"/>.eval <text:s text:c="4"/>.lines <text:s text:c="3"/>.midlr <text:s text:c="3"/>.rstrip <text:s text:c="2"/>&lt;&lt;</text:p>
      <text:p text:style-name="Code">+ <text:s text:c="8"/>.-mid <text:s text:c="4"/>.fmt <text:s text:c="5"/>.ljust <text:s text:c="3"/>.posn <text:s text:c="4"/>.split <text:s text:c="3"/>&lt;=</text:p>
      <text:p text:style-name="Code">.+left <text:s text:c="3"/>.-midlr <text:s text:c="2"/>.fmt" <text:s text:c="4"/>.load <text:s text:c="4"/>.reverse <text:s/>.strip <text:s text:c="3"/>&lt;=&gt;</text:p>
      <text:p text:style-name="Code">.+mid <text:s text:c="4"/>.-right <text:s text:c="2"/>.left <text:s text:c="4"/>.lstrip <text:s text:c="2"/>.right <text:s text:c="3"/>.to_lower &gt;</text:p>
      <text:p text:style-name="Code">.+midlr <text:s text:c="2"/>.cjust <text:s text:c="3"/>.left? <text:s text:c="3"/>.mid <text:s text:c="5"/>.right? <text:s text:c="2"/>.to_upper &gt;=</text:p>
      <text:p text:style-name="Code">.+right <text:s text:c="2"/>.emit <text:s text:c="4"/>.length <text:s text:c="2"/>.mid? <text:s text:c="4"/>.rjust <text:s text:c="3"/>&lt;</text:p>
      <text:p text:style-name="Code"/>
      <text:p text:style-name="Text_20_body">Ipsum lorem</text:p>
      <text:h text:style-name="Heading_20_2" text:outline-level="2">String Literal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116127180"/>Thread<text:alphabetical-index-mark-end text:id="IMark116127180"/></text:h>
      <text:p text:style-name="Text_20_body"/>
      <text:p text:style-name="Text_20_body">Inheritance: Thread <text:span text:style-name="T8">←</text:span> Object</text:p>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16127180"/><text:alphabetical-index-mark-start text:id="IMark116127420"/><text:alphabetical-index-mark-start text:id="IMark116125932"/>TrueClass<text:alphabetical-index-mark-end text:id="IMark116125932"/><text:alphabetical-index-mark-end text:id="IMark116127420"/><text:alphabetical-index-mark-end text:id="IMark116127180"/></text:h>
      <text:p text:style-name="P3"/>
      <text:p text:style-name="P3">Inheritance: TrueClass <text:span text:style-name="T8">←</text:span> Object</text:p>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17"/>
      <text:h text:style-name="Heading_20_1" text:outline-level="1">Symbol Glossary</text:h>
      <text:p text:style-name="Code">! <text:s text:c="13"/>.cos <text:s text:c="10"/>.p2c <text:s text:c="10"/>1+ <text:s text:c="12"/>distinct?</text:p>
      <text:p text:style-name="Code">!: <text:s text:c="12"/>.cosh <text:s text:c="9"/>.parent_class <text:s/>1- <text:s text:c="12"/>do</text:p>
      <text:p text:style-name="Code">&amp;&amp; <text:s text:c="12"/>.cr <text:s text:c="11"/>.polar <text:s text:c="8"/>2* <text:s text:c="12"/>dpr</text:p>
      <text:p text:style-name="Code">)" <text:s text:c="12"/>.cube <text:s text:c="9"/>.posn <text:s text:c="9"/>2+ <text:s text:c="12"/>drop</text:p>
      <text:p text:style-name="Code">)debug <text:s text:c="8"/>.current <text:s text:c="6"/>.pp <text:s text:c="11"/>2- <text:s text:c="12"/>dup</text:p>
      <text:p text:style-name="Code">)entries <text:s text:c="6"/>.d2r <text:s text:c="10"/>.r2d <text:s text:c="10"/>2/ <text:s text:c="12"/>e</text:p>
      <text:p text:style-name="Code">)methods <text:s text:c="6"/>.denominator <text:s text:c="2"/>.real <text:s text:c="9"/>: <text:s text:c="13"/>epsilon</text:p>
      <text:p text:style-name="Code">)quit <text:s text:c="9"/>.e** <text:s text:c="10"/>.reverse <text:s text:c="6"/>&lt; <text:s text:c="13"/>false</text:p>
      <text:p text:style-name="Code">)version <text:s text:c="6"/>.each{ <text:s text:c="8"/>.right <text:s text:c="8"/>&lt;&lt; <text:s text:c="12"/>global:</text:p>
      <text:p text:style-name="Code">* <text:s text:c="13"/>.emit <text:s text:c="9"/>.right? <text:s text:c="7"/>&lt;= <text:s text:c="12"/>identical?</text:p>
      <text:p text:style-name="Code">** <text:s text:c="12"/>.eval <text:s text:c="9"/>.rjust <text:s text:c="8"/>&lt;=&gt; <text:s text:c="11"/>if</text:p>
      <text:p text:style-name="Code">+ <text:s text:c="13"/>.even? <text:s text:c="8"/>.round <text:s text:c="8"/>&lt;&gt; <text:s text:c="12"/>infinity</text:p>
      <text:p text:style-name="Code">- <text:s text:c="13"/>.floor <text:s text:c="8"/>.rstrip <text:s text:c="7"/>= <text:s text:c="13"/>load"</text:p>
      <text:p text:style-name="Code">-infinity <text:s text:c="5"/>.fmt <text:s text:c="10"/>.select{ <text:s text:c="6"/>&gt; <text:s text:c="13"/>max</text:p>
      <text:p text:style-name="Code">. <text:s text:c="13"/>.fmt" <text:s text:c="9"/>.shuffle <text:s text:c="6"/>&gt;= <text:s text:c="12"/>max_float</text:p>
      <text:p text:style-name="Code">." <text:s text:c="12"/>.gcd <text:s text:c="10"/>.sin <text:s text:c="10"/>&gt;&gt; <text:s text:c="12"/>max_num</text:p>
      <text:p text:style-name="Code">.+left <text:s text:c="8"/>.hypot <text:s text:c="8"/>.sinh <text:s text:c="9"/>?dup <text:s text:c="10"/>min</text:p>
      <text:p text:style-name="Code">.+mid <text:s text:c="9"/>.imaginary <text:s text:c="4"/>.sleep <text:s text:c="8"/>@ <text:s text:c="13"/>min_float</text:p>
      <text:p text:style-name="Code">.+midlr <text:s text:c="7"/>.init <text:s text:c="9"/>.sort <text:s text:c="9"/>Array <text:s text:c="9"/>min_num</text:p>
      <text:p text:style-name="Code">.+right <text:s text:c="7"/>.is_class? <text:s text:c="4"/>.split <text:s text:c="8"/>Bignum <text:s text:c="8"/>mod</text:p>
      <text:p text:style-name="Code">.-left <text:s text:c="8"/>.keys <text:s text:c="9"/>.sqr <text:s text:c="10"/>Class <text:s text:c="9"/>nan</text:p>
      <text:p text:style-name="Code">.-mid <text:s text:c="9"/>.lcm <text:s text:c="10"/>.sqrt <text:s text:c="9"/>Complex <text:s text:c="7"/>neg</text:p>
      <text:p text:style-name="Code">.-midlr <text:s text:c="7"/>.left <text:s text:c="9"/>.start <text:s text:c="8"/>FalseClass <text:s text:c="4"/>nil</text:p>
      <text:p text:style-name="Code">.-right <text:s text:c="7"/>.left? <text:s text:c="8"/>.strip <text:s text:c="8"/>Fixnum <text:s text:c="8"/>nil&lt;&gt;</text:p>
      <text:p text:style-name="Code">.1/x <text:s text:c="10"/>.length <text:s text:c="7"/>.strlen <text:s text:c="7"/>Float <text:s text:c="9"/>nil=</text:p>
      <text:p text:style-name="Code">.10** <text:s text:c="9"/>.lines <text:s text:c="8"/>.strmax <text:s text:c="7"/>Hash <text:s text:c="10"/>nip</text:p>
      <text:p text:style-name="Code">.2** <text:s text:c="10"/>.list <text:s text:c="9"/>.strmax2 <text:s text:c="6"/>Integer <text:s text:c="7"/>not</text:p>
      <text:p text:style-name="Code">.: <text:s text:c="12"/>.ljust <text:s text:c="8"/>.subclass: <text:s text:c="4"/>MaxNumeric <text:s text:c="4"/>or</text:p>
      <text:p text:style-name="Code">.:: <text:s text:c="11"/>.ln <text:s text:c="11"/>.tan <text:s text:c="10"/>MinNumeric <text:s text:c="4"/>over</text:p>
      <text:p text:style-name="Code">.[]! <text:s text:c="10"/>.load <text:s text:c="9"/>.tanh <text:s text:c="9"/>NilClass <text:s text:c="6"/>pause</text:p>
      <text:p text:style-name="Code">.[]@ <text:s text:c="10"/>.log10 <text:s text:c="8"/>.to_f <text:s text:c="9"/>Numeric <text:s text:c="7"/>pi</text:p>
      <text:p text:style-name="Code">.abs <text:s text:c="10"/>.log2 <text:s text:c="9"/>.to_i <text:s text:c="9"/>Object <text:s text:c="8"/>pick</text:p>
      <text:p text:style-name="Code">.acos <text:s text:c="9"/>.lstrip <text:s text:c="7"/>.to_lower <text:s text:c="5"/>Procedure <text:s text:c="5"/>rational</text:p>
      <text:p text:style-name="Code">.acosh <text:s text:c="8"/>.magnitude <text:s text:c="4"/>.to_n <text:s text:c="9"/>Rational <text:s text:c="6"/>rot</text:p>
      <text:p text:style-name="Code">.angle <text:s text:c="8"/>.main <text:s text:c="9"/>.to_r <text:s text:c="9"/>String <text:s text:c="8"/>self</text:p>
      <text:p text:style-name="Code">.asin <text:s text:c="9"/>.map{ <text:s text:c="9"/>.to_s <text:s text:c="9"/>Thread <text:s text:c="8"/>space</text:p>
      <text:p text:style-name="Code">.asinh <text:s text:c="8"/>.max <text:s text:c="10"/>.to_upper <text:s text:c="5"/>TrueClass <text:s text:c="5"/>spaces</text:p>
      <text:p text:style-name="Code">.atan <text:s text:c="9"/>.mid <text:s text:c="10"/>.to_x <text:s text:c="9"/>VirtualMachine swap</text:p>
      <text:p text:style-name="Code">.atan2 <text:s text:c="8"/>.mid? <text:s text:c="9"/>.values <text:s text:c="7"/>[ <text:s text:c="13"/>thread:</text:p>
      <text:p text:style-name="Code">.atanh <text:s text:c="8"/>.midlr <text:s text:c="8"/>.vm <text:s text:c="11"/>^^ <text:s text:c="12"/>true</text:p>
      <text:p text:style-name="Code">.c2p <text:s text:c="10"/>.min <text:s text:c="10"/>.vm_name <text:s text:c="6"/>accept <text:s text:c="8"/>tuck</text:p>
      <text:p text:style-name="Code">.call <text:s text:c="9"/>.name <text:s text:c="9"/>/ <text:s text:c="13"/>accept" <text:s text:c="7"/>vm</text:p>
      <text:p text:style-name="Code">.cbrt <text:s text:c="9"/>.new <text:s text:c="10"/>0&lt; <text:s text:c="12"/>and <text:s text:c="11"/>xor</text:p>
      <text:p text:style-name="Code">.ceil <text:s text:c="9"/>.new_size <text:s text:c="5"/>0&lt;= <text:s text:c="11"/>begin <text:s text:c="9"/>{</text:p>
      <text:p text:style-name="Code">.cjust <text:s text:c="8"/>.new_value <text:s text:c="4"/>0&lt;=&gt; <text:s text:c="10"/>class: <text:s text:c="8"/>{{</text:p>
      <text:p text:style-name="Code">.class <text:s text:c="8"/>.new_values <text:s text:c="3"/>0&lt;&gt; <text:s text:c="11"/>clone <text:s text:c="9"/>||</text:p>
      <text:p text:style-name="Code">.clone <text:s text:c="8"/>.new{ <text:s text:c="9"/>0= <text:s text:c="12"/>com</text:p>
      <text:p text:style-name="Code">.conjugate <text:s text:c="4"/>.numerator <text:s text:c="4"/>0&gt; <text:s text:c="12"/>complex</text:p>
      <text:p text:style-name="Code">.copy <text:s text:c="9"/>.odd? <text:s text:c="9"/>0&gt;= <text:s text:c="11"/>copy</text:p>
      <text:p text:style-name="Text_20_body"/>
      <text:h text:style-name="Heading_20_1" text:outline-level="1">Appendix A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is by no means a complete overview of the subject of regular expressions and the reader is encouraged to seek further information on this complex subject.<text:note text:id="ftn31" text:note-class="footnote"><text:note-citation>32</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9">Expression Character</text:p>
          </table:table-cell>
          <table:table-cell table:style-name="Table4.B1" office:value-type="string">
            <text:p text:style-name="P10">Description</text:p>
          </table:table-cell>
        </table:table-row>
        <table:table-row>
          <table:table-cell table:style-name="Table4.A2" office:value-type="string">
            <text:p text:style-name="P13">.</text:p>
          </table:table-cell>
          <table:table-cell table:style-name="Table4.B2" office:value-type="string">
            <text:p text:style-name="P11">Any character except newline</text:p>
          </table:table-cell>
        </table:table-row>
        <table:table-row>
          <table:table-cell table:style-name="Table4.A2" office:value-type="string">
            <text:p text:style-name="P13">[A-Z]</text:p>
          </table:table-cell>
          <table:table-cell table:style-name="Table4.B2" office:value-type="string">
            <text:p text:style-name="P11">Any uppercase alphabetical character.</text:p>
          </table:table-cell>
        </table:table-row>
        <table:table-row>
          <table:table-cell table:style-name="Table4.A2" office:value-type="string">
            <text:p text:style-name="P13">[A-Za-z0-9_]</text:p>
          </table:table-cell>
          <table:table-cell table:style-name="Table4.B2" office:value-type="string">
            <text:p text:style-name="P11">Any alphanumeric or underscore character.</text:p>
          </table:table-cell>
        </table:table-row>
        <table:table-row>
          <table:table-cell table:style-name="Table4.A2" office:value-type="string">
            <text:p text:style-name="P13">\.</text:p>
          </table:table-cell>
          <table:table-cell table:style-name="Table4.B2" office:value-type="string">
            <text:p text:style-name="P11">A single '.' character.</text:p>
          </table:table-cell>
        </table:table-row>
        <table:table-row>
          <table:table-cell table:style-name="Table4.A2" office:value-type="string">
            <text:p text:style-name="P13">\/</text:p>
          </table:table-cell>
          <table:table-cell table:style-name="Table4.B2" office:value-type="string">
            <text:p text:style-name="P11">A single '/' character</text:p>
          </table:table-cell>
        </table:table-row>
        <table:table-row>
          <table:table-cell table:style-name="Table4.A2" office:value-type="string">
            <text:p text:style-name="P13">\d</text:p>
          </table:table-cell>
          <table:table-cell table:style-name="Table4.B2" office:value-type="string">
            <text:p text:style-name="P11">A digit (0..9)</text:p>
          </table:table-cell>
        </table:table-row>
        <table:table-row>
          <table:table-cell table:style-name="Table4.A2" office:value-type="string">
            <text:p text:style-name="P13">X*</text:p>
          </table:table-cell>
          <table:table-cell table:style-name="Table4.B2" office:value-type="string">
            <text:p text:style-name="P11">0 or more repetitions of the X expression.</text:p>
          </table:table-cell>
        </table:table-row>
        <table:table-row>
          <table:table-cell table:style-name="Table4.A2" office:value-type="string">
            <text:p text:style-name="P13">X+</text:p>
          </table:table-cell>
          <table:table-cell table:style-name="Table4.B2" office:value-type="string">
            <text:p text:style-name="P11">1 or more repetitions of the X expression.</text:p>
          </table:table-cell>
        </table:table-row>
        <table:table-row>
          <table:table-cell table:style-name="Table4.A2" office:value-type="string">
            <text:p text:style-name="P13">^</text:p>
          </table:table-cell>
          <table:table-cell table:style-name="Table4.B2" office:value-type="string">
            <text:p text:style-name="P11">The beginning of the line or string.</text:p>
          </table:table-cell>
        </table:table-row>
        <table:table-row>
          <table:table-cell table:style-name="Table4.A2" office:value-type="string">
            <text:p text:style-name="P13">$</text:p>
          </table:table-cell>
          <table:table-cell table:style-name="Table4.B2" office:value-type="string">
            <text:p text:style-name="P11">The end of the line or string</text:p>
          </table:table-cell>
        </table:table-row>
        <table:table-row>
          <table:table-cell table:style-name="Table4.A2" office:value-type="string">
            <text:p text:style-name="P12">other</text:p>
          </table:table-cell>
          <table:table-cell table:style-name="Table4.B2" office:value-type="string">
            <text:p text:style-name="P11">Non-regex commands are expressions for themselves.</text:p>
          </table:table-cell>
        </table:table-row>
      </table:table>
      <text:p text:style-name="P3"/>
      <text:p text:style-name="P3"/>
      <text:p text:style-name="P19"/>
      <text:alphabetical-index text:style-name="Sect2" text:protected="true" text:name="Alphabetical Index1">
        <text:alphabetical-index-source text:sort-algorithm="alphanumeric" fo:language="en" fo:country="CA">
          <text:index-title-template text:style-name="Index_20_Heading">Index</text:index-title-template>
          <text:alphabetical-index-entry-template text:outline-level="separator" text:style-name="Index_20_Separator">
            <text:index-entry-tab-stop style:type="left" style:position="0in" style:leader-char=" "/>
            <text:index-entry-text/>
            <text:index-entry-tab-stop style:type="right" style:leader-char=" "/>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1" text:name="Alphabetical Index1_Head">
            <text:p text:style-name="Index_20_Heading">Index</text:p>
          </text:index-title>
          <text:p text:style-name="P33">Array<text:tab/>23</text:p>
          <text:p text:style-name="P33">Class<text:tab/>24</text:p>
          <text:p text:style-name="P33">Complex<text:tab/>31</text:p>
          <text:p text:style-name="P33">FalseClass<text:tab/>25</text:p>
          <text:p text:style-name="P33">Float<text:tab/>33</text:p>
          <text:p text:style-name="P33">Hash<text:tab/>26</text:p>
          <text:p text:style-name="P33">inst:<text:tab/>21</text:p>
          <text:p text:style-name="P33">Integer<text:tab/>34</text:p>
          <text:p text:style-name="P33">local:<text:tab/>21</text:p>
          <text:p text:style-name="P33">MaxNumeric<text:tab/>27</text:p>
          <text:p text:style-name="P33">MinNumeric<text:tab/>28</text:p>
          <text:p text:style-name="P33">NilClass<text:tab/>29</text:p>
          <text:p text:style-name="P33">Numeric<text:tab/>30</text:p>
          <text:p text:style-name="P33">Object<text:tab/>20</text:p>
          <text:p text:style-name="P33">Procedure<text:tab/>37</text:p>
          <text:p text:style-name="P33">Rational<text:tab/>35</text:p>
          <text:p text:style-name="P33">Routing<text:tab/>18</text:p>
          <text:p text:style-name="P33">String<text:tab/>38</text:p>
          <text:p text:style-name="P33">super<text:tab/>21</text:p>
          <text:p text:style-name="P33">Thread<text:tab/>39</text:p>
          <text:p text:style-name="P33">TrueClass<text:tab/>40</text:p>
          <text:p text:style-name="P33">VirtualMachine<text:tab/>19</text:p>
          <text:p text:style-name="P33">^^<text:tab/>21, 25, 29</text:p>
          <text:p text:style-name="P33">;<text:tab/>21</text:p>
          <text:p text:style-name="P33">:<text:tab/>18</text:p>
          <text:p text:style-name="P33">.<text:tab/>20</text:p>
          <text:p text:style-name="P33">.:<text:tab/>18</text:p>
          <text:p text:style-name="P33">.::<text:tab/>18, 20</text:p>
          <text:p text:style-name="P33">.cbrt<text:tab/>32</text:p>
          <text:p text:style-name="P33">.class<text:tab/>21</text:p>
          <text:p text:style-name="P33">.e**<text:tab/>32</text:p>
          <text:p text:style-name="P33">.split<text:tab/>32, 35</text:p>
          <text:p text:style-name="P33">.sqrt<text:tab/>32</text:p>
          <text:p text:style-name="P33">)methods<text:tab/>20</text:p>
          <text:p text:style-name="P33">&amp;&amp;<text:tab/>20, 25, 29</text:p>
          <text:p text:style-name="P33">||<text:tab/>22, 25, 29</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201in" fo:margin-bottom="0.0201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fo:background-color="#ccffff" fo:padding="0.0201in" fo:border="0.0008in solid #000000" style:shadow="none" text:number-lines="false" text:line-number="0">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44</text:page-number> of <text:page-count>44</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3DT4H45M36S</meta:editing-duration>
    <meta:editing-cycles>715</meta:editing-cycles>
    <meta:generator>OpenOffice/4.1.1$Win32 OpenOffice.org_project/411m6$Build-9775</meta:generator>
    <dc:date>2015-01-16T14:01:41.92</dc:date>
    <dc:creator>Peter Camilleri</dc:creator>
    <meta:document-statistic meta:table-count="29" meta:image-count="0" meta:object-count="0" meta:page-count="44" meta:paragraph-count="849" meta:word-count="6275" meta:character-count="40240"/>
    <meta:template xlink:type="simple" xlink:actuate="onRequest" xlink:title="MyDefault" xlink:href="../../../../OpenOffice.org/3/user/template/MyDefault.ott" meta:date="2014-06-26T22:09:00.24"/>
  </office:meta>
</office:document-meta>
</file>